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0" style:family="paragraph" style:parent-style-name="Table_20_Contents">
      <style:text-properties style:font-name="Liberation Sans" fo:font-size="12pt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3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46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7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ca56a54"/>
    </style:style>
    <style:style style:name="P51" style:family="paragraph" style:parent-style-name="Standard">
      <style:text-properties officeooo:paragraph-rsid="0ca5faa5"/>
    </style:style>
    <style:style style:name="P52" style:family="paragraph" style:parent-style-name="Standard">
      <style:text-properties officeooo:paragraph-rsid="0ca6ddb9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a0f7b62"/>
    </style:style>
    <style:style style:name="P56" style:family="paragraph" style:parent-style-name="Standard">
      <style:text-properties officeooo:paragraph-rsid="0cb27039"/>
    </style:style>
    <style:style style:name="P57" style:family="paragraph" style:parent-style-name="Standard">
      <style:text-properties officeooo:paragraph-rsid="0cc50ec9"/>
    </style:style>
    <style:style style:name="P58" style:family="paragraph" style:parent-style-name="Standard">
      <style:text-properties officeooo:paragraph-rsid="0cc5fe5b"/>
    </style:style>
    <style:style style:name="P59" style:family="paragraph" style:parent-style-name="Standard">
      <style:text-properties officeooo:paragraph-rsid="0ce3fa52"/>
    </style:style>
    <style:style style:name="P60" style:family="paragraph" style:parent-style-name="Standard">
      <style:text-properties officeooo:paragraph-rsid="0ce58c9e"/>
    </style:style>
    <style:style style:name="P61" style:family="paragraph" style:parent-style-name="Standard">
      <style:text-properties officeooo:paragraph-rsid="0d13f73f"/>
    </style:style>
    <style:style style:name="P62" style:family="paragraph" style:parent-style-name="Standard">
      <style:text-properties officeooo:paragraph-rsid="0d1ec96e"/>
    </style:style>
    <style:style style:name="P63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5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d2e61eb"/>
    </style:style>
    <style:style style:name="P68" style:family="paragraph" style:parent-style-name="Standard">
      <style:text-properties officeooo:paragraph-rsid="0d804757"/>
    </style:style>
    <style:style style:name="P69" style:family="paragraph" style:parent-style-name="Standard">
      <style:text-properties officeooo:paragraph-rsid="0da26ad3"/>
    </style:style>
    <style:style style:name="P70" style:family="paragraph" style:parent-style-name="Standard">
      <style:text-properties officeooo:paragraph-rsid="0d1be4a7"/>
    </style:style>
    <style:style style:name="P71" style:family="paragraph" style:parent-style-name="Standard">
      <style:text-properties officeooo:paragraph-rsid="0daa4aef"/>
    </style:style>
    <style:style style:name="P72" style:family="paragraph" style:parent-style-name="Standard">
      <style:text-properties officeooo:paragraph-rsid="0daef67d"/>
    </style:style>
    <style:style style:name="P73" style:family="paragraph" style:parent-style-name="Standard">
      <style:text-properties officeooo:paragraph-rsid="0db0d4d1"/>
    </style:style>
    <style:style style:name="P74" style:family="paragraph" style:parent-style-name="Standard">
      <style:text-properties officeooo:paragraph-rsid="0db40abc"/>
    </style:style>
    <style:style style:name="P75" style:family="paragraph" style:parent-style-name="Standard">
      <style:text-properties officeooo:paragraph-rsid="0dbf3336"/>
    </style:style>
    <style:style style:name="P76" style:family="paragraph" style:parent-style-name="Standard">
      <style:text-properties officeooo:paragraph-rsid="0dce9327"/>
    </style:style>
    <style:style style:name="P77" style:family="paragraph" style:parent-style-name="Standard">
      <style:text-properties officeooo:rsid="0dde9a1c" officeooo:paragraph-rsid="0dde9a1c"/>
    </style:style>
    <style:style style:name="P78" style:family="paragraph" style:parent-style-name="Standard">
      <style:text-properties officeooo:rsid="0dde9a1c" officeooo:paragraph-rsid="0ddfbc49"/>
    </style:style>
    <style:style style:name="P79" style:family="paragraph" style:parent-style-name="Standard">
      <style:text-properties officeooo:paragraph-rsid="0deb3f7d"/>
    </style:style>
    <style:style style:name="P80" style:family="paragraph" style:parent-style-name="Footnote">
      <style:text-properties officeooo:paragraph-rsid="04473353"/>
    </style:style>
    <style:style style:name="P81" style:family="paragraph" style:parent-style-name="Footnote">
      <style:text-properties officeooo:paragraph-rsid="0cf7e116"/>
    </style:style>
    <style:style style:name="P82" style:family="paragraph" style:parent-style-name="Footnote">
      <style:text-properties officeooo:paragraph-rsid="0d2b38cd"/>
    </style:style>
    <style:style style:name="P83" style:family="paragraph" style:parent-style-name="Footnote">
      <style:text-properties officeooo:rsid="043ccc66" officeooo:paragraph-rsid="0dca2508"/>
    </style:style>
    <style:style style:name="P84" style:family="paragraph" style:parent-style-name="Footnote">
      <style:text-properties officeooo:rsid="043ccc66" officeooo:paragraph-rsid="0dd4342a"/>
    </style:style>
    <style:style style:name="P85" style:family="paragraph" style:parent-style-name="Footnote">
      <style:text-properties officeooo:rsid="043ccc66" officeooo:paragraph-rsid="0e1fcb79"/>
    </style:style>
    <style:style style:name="P86" style:family="paragraph" style:parent-style-name="Standard">
      <style:text-properties officeooo:paragraph-rsid="0e0f3ce4"/>
    </style:style>
    <style:style style:name="P87" style:family="paragraph" style:parent-style-name="Standard">
      <style:text-properties officeooo:rsid="0e12a1f2" officeooo:paragraph-rsid="0e12a1f2"/>
    </style:style>
    <style:style style:name="P88" style:family="paragraph" style:parent-style-name="Standard">
      <style:text-properties officeooo:paragraph-rsid="0e12a1f2"/>
    </style:style>
    <style:style style:name="P89" style:family="paragraph" style:parent-style-name="Standard">
      <style:text-properties officeooo:paragraph-rsid="0e153b91"/>
    </style:style>
    <style:style style:name="P90" style:family="paragraph" style:parent-style-name="Footnote">
      <style:text-properties officeooo:paragraph-rsid="0e1736d1"/>
    </style:style>
    <style:style style:name="P91" style:family="paragraph" style:parent-style-name="Standard">
      <style:text-properties officeooo:paragraph-rsid="0e26e14b"/>
    </style:style>
    <style:style style:name="P92" style:family="paragraph" style:parent-style-name="Standard">
      <style:text-properties officeooo:paragraph-rsid="0e460a91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8dca5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96" style:family="paragraph" style:parent-style-name="Standard">
      <style:text-properties officeooo:paragraph-rsid="0e4746e6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9fd83"/>
    </style:style>
    <style:style style:name="P9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0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8" style:family="text">
      <style:text-properties officeooo:rsid="02f99a6c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6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7" style:family="text">
      <style:text-properties fo:color="#000000" loext:opacity="100%" style:text-line-through-style="none" style:text-line-through-type="none" style:text-underline-style="none"/>
    </style:style>
    <style:style style:name="T278" style:family="text">
      <style:text-properties fo:color="#000000" loext:opacity="100%" style:text-line-through-style="none" style:text-line-through-type="none" style:text-underline-style="none" officeooo:rsid="0aabd8f8"/>
    </style:style>
    <style:style style:name="T27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2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5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2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3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4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b8e0034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e3dd250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3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4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3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6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7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8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fo:font-weight="bold" officeooo:rsid="0e460a91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2" style:family="text">
      <style:text-properties fo:color="#000000" loext:opacity="100%" style:font-name="Liberation Sans" fo:font-size="12pt" fo:language="nl" fo:country="NL" fo:font-weight="bold" officeooo:rsid="0e319be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3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4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5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46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7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8" style:family="text">
      <style:text-properties fo:color="#000000" loext:opacity="100%" style:font-name="Liberation Sans" fo:font-size="12pt" fo:language="nl" fo:country="NL" officeooo:rsid="0e3eaad3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9" style:family="text">
      <style:text-properties fo:color="#000000" loext:opacity="100%" style:font-name="Liberation Sans" fo:font-size="12pt" fo:language="nl" fo:country="NL" officeooo:rsid="0e460a91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0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1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2" style:family="text">
      <style:text-properties fo:color="#000000" loext:opacity="100%" style:font-name="Liberation Sans" fo:font-size="12pt" fo:language="nl" fo:country="NL" officeooo:rsid="0e4c0a6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54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5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6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7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58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59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60" style:family="text">
      <style:text-properties fo:color="#000000" loext:opacity="100%" officeooo:rsid="004804ae"/>
    </style:style>
    <style:style style:name="T361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2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6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81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8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8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84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8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8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8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88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89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9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loext:opacity="0%" style:font-name="Liberation Sans" officeooo:rsid="047da547"/>
    </style:style>
    <style:style style:name="T39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96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9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9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1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2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3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4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5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6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18" style:family="text">
      <style:text-properties style:use-window-font-color="true" loext:opacity="0%" style:font-name="Liberation Sans" fo:font-size="12pt" style:font-size-asian="12pt" style:font-size-complex="12pt"/>
    </style:style>
    <style:style style:name="T419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20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1" style:family="text">
      <style:text-properties officeooo:rsid="04473353"/>
    </style:style>
    <style:style style:name="T42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4" style:family="text">
      <style:text-properties officeooo:rsid="0a6f0a69"/>
    </style:style>
    <style:style style:name="T425" style:family="text">
      <style:text-properties officeooo:rsid="0aace3cd"/>
    </style:style>
    <style:style style:name="T426" style:family="text">
      <style:text-properties officeooo:rsid="0b952edb"/>
    </style:style>
    <style:style style:name="T427" style:family="text">
      <style:text-properties fo:font-size="8pt" style:font-size-asian="8pt" style:font-size-complex="8pt" loext:padding="0.049cm" loext:border="0.31pt solid #000000"/>
    </style:style>
    <style:style style:name="T428" style:family="text">
      <style:text-properties officeooo:rsid="0394a435"/>
    </style:style>
    <style:style style:name="T429" style:family="text">
      <style:text-properties officeooo:rsid="0be4091b"/>
    </style:style>
    <style:style style:name="T430" style:family="text">
      <style:text-properties officeooo:rsid="0bf888a9"/>
    </style:style>
    <style:style style:name="T431" style:family="text">
      <style:text-properties officeooo:rsid="0cf7e116"/>
    </style:style>
    <style:style style:name="T432" style:family="text">
      <style:text-properties officeooo:rsid="0d52ea33"/>
    </style:style>
    <style:style style:name="T433" style:family="text">
      <style:text-properties officeooo:rsid="0de11971"/>
    </style:style>
    <style:style style:name="T434" style:family="text">
      <style:text-properties style:font-name="Liberation Sans"/>
    </style:style>
    <style:style style:name="T435" style:family="text">
      <style:text-properties style:font-name="Liberation Sans" fo:font-size="12pt"/>
    </style:style>
    <style:style style:name="T436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3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9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4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43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4" style:family="text">
      <style:text-properties style:font-name="Liberation Sans" fo:font-size="12pt" fo:font-style="normal" officeooo:rsid="00bddfbe" style:font-size-asian="12pt" style:font-size-complex="12pt"/>
    </style:style>
    <style:style style:name="T445" style:family="text">
      <style:text-properties style:font-name="Liberation Sans" fo:font-size="12pt" officeooo:rsid="047da547" style:font-size-asian="12pt"/>
    </style:style>
    <style:style style:name="T446" style:family="text">
      <style:text-properties style:font-name="Liberation Sans" fo:font-size="12pt" style:font-size-asian="12pt" style:font-size-complex="12pt"/>
    </style:style>
    <style:style style:name="T447" style:family="text">
      <style:text-properties style:font-name="Liberation Sans" fo:font-size="12pt" officeooo:rsid="01657261" style:font-size-asian="12pt" style:font-size-complex="12pt"/>
    </style:style>
    <style:style style:name="T448" style:family="text">
      <style:text-properties style:font-name="Liberation Sans" fo:font-size="12pt" officeooo:rsid="00bddfbe" style:font-size-asian="12pt" style:font-size-complex="12pt"/>
    </style:style>
    <style:style style:name="T449" style:family="text">
      <style:text-properties style:font-name="Liberation Sans" fo:font-size="12pt" officeooo:rsid="050aa1f1" style:font-size-asian="12pt" style:font-size-complex="12pt"/>
    </style:style>
    <style:style style:name="T450" style:family="text">
      <style:text-properties style:font-name="Liberation Sans" fo:font-size="12pt" officeooo:rsid="05903285" style:font-size-asian="12pt" style:font-size-complex="12pt"/>
    </style:style>
    <style:style style:name="T451" style:family="text">
      <style:text-properties style:font-name="Liberation Sans" fo:font-size="12pt" officeooo:rsid="0594b105" style:font-size-asian="12pt" style:font-size-complex="12pt"/>
    </style:style>
    <style:style style:name="T452" style:family="text">
      <style:text-properties style:font-name="Liberation Sans" fo:font-size="12pt" officeooo:rsid="0d1ec96e" style:font-size-asian="12pt" style:font-size-complex="12pt"/>
    </style:style>
    <style:style style:name="T453" style:family="text">
      <style:text-properties style:font-name="Liberation Sans" fo:font-size="12pt" officeooo:rsid="0e2b2f17" style:font-size-asian="12pt" style:font-size-complex="12pt"/>
    </style:style>
    <style:style style:name="T454" style:family="text">
      <style:text-properties style:font-name="Liberation Sans" fo:font-size="12pt" officeooo:rsid="0e2e0824" style:font-size-asian="12pt" style:font-size-complex="12pt"/>
    </style:style>
    <style:style style:name="T455" style:family="text">
      <style:text-properties style:font-name="Liberation Sans" fo:font-size="12pt" fo:font-weight="bold" officeooo:rsid="0e319beb" style:font-size-asian="12pt" style:font-weight-asian="bold" style:font-size-complex="12pt" style:font-weight-complex="bold"/>
    </style:style>
    <style:style style:name="T456" style:family="text">
      <style:text-properties style:font-name="Liberation Sans" officeooo:rsid="047fb57c"/>
    </style:style>
    <style:style style:name="T457" style:family="text">
      <style:text-properties style:font-name="Liberation Sans" officeooo:rsid="047da547"/>
    </style:style>
    <style:style style:name="T458" style:family="text">
      <style:text-properties officeooo:rsid="0dfbebc7"/>
    </style:style>
    <style:style style:name="T459" style:family="text">
      <style:text-properties officeooo:rsid="01657261" style:font-size-complex="12pt"/>
    </style:style>
    <style:style style:name="T460" style:family="text">
      <style:text-properties officeooo:rsid="0e1061f0"/>
    </style:style>
    <style:style style:name="T461" style:family="text">
      <style:text-properties officeooo:rsid="0e1fd37f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officeooo:rsid="0e48dca5" style:font-weight-asian="bold" style:font-weight-complex="bold"/>
    </style:style>
    <style:style style:name="T464" style:family="text">
      <style:text-properties fo:font-weight="bold" officeooo:rsid="0e4dc746" style:font-weight-asian="bold" style:font-weight-complex="bold"/>
    </style:style>
    <style:style style:name="T465" style:family="text">
      <style:text-properties officeooo:rsid="0e2b2f17"/>
    </style:style>
    <style:style style:name="T466" style:family="text">
      <style:text-properties officeooo:rsid="0e3b8d4d"/>
    </style:style>
    <style:style style:name="T467" style:family="text">
      <style:text-properties officeooo:rsid="0e3cac9e"/>
    </style:style>
    <style:style style:name="T468" style:family="text">
      <style:text-properties fo:font-weight="normal" style:font-weight-asian="normal" style:font-weight-complex="normal"/>
    </style:style>
    <style:style style:name="T469" style:family="text">
      <style:text-properties officeooo:rsid="0e48dca5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><text:span text:style-name="Strong_20_Emphasis"><text:span text:style-name="T306">C</text:span></text:span><text:span text:style-name="Strong_20_Emphasis"><text:span text:style-name="T305">hecklist voor </text:span></text:span><text:span text:style-name="Strong_20_Emphasis"><text:span text:style-name="T307">de installatie</text:span></text:span><text:span text:style-name="Strong_20_Emphasis"><text:span text:style-name="T305"> van </text:span></text:span><text:reference-mark-start text:name="Distributie"/><text:span text:style-name="Strong_20_Emphasis"><text:span text:style-name="T308">Ubuntu</text:span></text:span><text:reference-mark-end text:name="Distributie"/><text:span text:style-name="Strong_20_Emphasis"><text:span text:style-name="T308"> </text:span></text:span><text:reference-mark-start text:name="Versie"/><text:span text:style-name="Strong_20_Emphasis"><text:span text:style-name="T309">2</text:span></text:span><text:span text:style-name="Strong_20_Emphasis"><text:span text:style-name="T315">2</text:span></text:span><text:span text:style-name="Strong_20_Emphasis"><text:span text:style-name="T310">.04</text:span></text:span><text:reference-mark-end text:name="Versie"/><text:span text:style-name="Strong_20_Emphasis"><text:span text:style-name="T316"> </text:span></text:span><text:span text:style-name="Strong_20_Emphasis"><text:span text:style-name="T317">LTS</text:span></text:span><text:span text:style-name="Strong_20_Emphasis"><text:span text:style-name="T311"><text:note text:id="ftn1" text:note-class="footnote"><text:note-citation>1</text:note-citation><text:note-body><text:p text:style-name="P90"><text:span text:style-name="T428">Deze versie </text:span><text:span text:style-name="T429">2</text:span><text:span text:style-name="T458">2</text:span><text:span text:style-name="T429">.04 </text:span><text:span text:style-name="T428">heeft codenaam Jammy Jellyfish (</text:span><text:span text:style-name="T361">jammy</text:span><text:span text:style-name="T428">) en is een zogenaamde LTS-versie (</text:span><text:span text:style-name="T433">LTS=</text:span><text:span text:style-name="T428">Long-Term Support, langetermijnondersteuning). <text:s/>Een LTS-versie verschijnt iedere twee jaar </text:span><text:span text:style-name="T432">in </text:span><text:span text:style-name="T428">april (deze in april 202</text:span><text:span text:style-name="T458">2</text:span><text:span text:style-name="T428">) en wordt </text:span><text:span text:style-name="T461">standaard </text:span><text:span text:style-name="T428">vanaf vrijgave </text:span><text:span text:style-name="T287">vijf</text:span><text:span text:style-name="T428"> jaar ondersteund</text:span><text:span text:style-name="T424"> </text:span><text:span text:style-name="T428">(</text:span><text:span text:style-name="T430">updates </text:span><text:span text:style-name="T428">tot april 202</text:span><text:span text:style-name="T458">7</text:span><text:span text:style-name="T424">)</text:span><text:span text:style-name="T428">.</text:span></text:p></text:note-body></text:note></text:span></text:span><text:span text:style-name="Strong_20_Emphasis"><text:span text:style-name="T312"> </text:span></text:span><text:reference-mark-start text:name="Editie"/><text:span text:style-name="Strong_20_Emphasis"><text:span text:style-name="T313">desktop</text:span></text:span><text:reference-mark-end text:name="Editie"/><text:span text:style-name="Strong_20_Emphasis"><text:span text:style-name="T314">.</text:span></text:span></text:p>
      <text:p text:style-name="P8"/>
      <text:p text:style-name="P89"><text:span text:style-name="T54">Kijk op</text:span><text:span text:style-name="T305"> </text:span><text:a xlink:type="simple" xlink:href="https://karelzimmer.nl/" text:style-name="Internet_20_link" text:visited-style-name="Visited_20_Internet_20_Link"><text:span text:style-name="Internet_20_link"><text:span text:style-name="T436">karelzimmer.nl</text:span></text:span></text:a><text:span text:style-name="T305"> </text:span><text:span text:style-name="T390">voor</text:span><text:span text:style-name="T391"> </text:span><text:span text:style-name="T392">deze en andere </text:span><text:span text:style-name="T97">checklists, scripts, </text:span><text:span text:style-name="T98">en informatie</text:span><text:span text:style-name="T97">.</text:span></text:p>
      <text:p text:style-name="P9"/>
      <text:p text:style-name="P46"><text:span text:style-name="T46">D</text:span><text:span text:style-name="T45">it is een invulbare PD</text:span><text:span text:style-name="T47">F</text:span><text:span text:style-name="T45"> met tekst- en keuzevakken; </text:span><text:span text:style-name="T48">a</text:span><text:span text:style-name="T45">fdrukken is niet noodzakelijk.</text:span></text:p>
      <text:p text:style-name="P10"/>
      <text:p text:style-name="P7"><text:span text:style-name="T434">V</text:span><text:span text:style-name="T456">ul de waarden in het tekstvak achter de </text:span><text:span text:style-name="Definition"><text:span text:style-name="T445">schuingedrukte</text:span></text:span><text:span text:style-name="T434"> </text:span><text:span text:style-name="T457">woorden </text:span><text:span text:style-name="T393">(zie toelichting)</text:span><text:span text:style-name="T457">:</text:span></text:p>
      <text:p text:style-name="P3"><text:span text:style-name="Definition"><text:span text:style-name="T412">g</text:span></text:span><text:span text:style-name="Definition"><text:span text:style-name="T411">ebruiker</text:span></text:span><text:span text:style-name="Definition"><text:span text:style-name="T399"><text:tab/><text:tab/></text:span></text:span><text:span text:style-name="Definition"><text:span text:style-name="T418"> <text:tab/><text:tab/></text:span></text:span><text:span text:style-name="T400"><draw:control text:anchor-type="as-char" svg:y="-0.429cm" draw:z-index="14" draw:name="Gebruiker" draw:style-name="gr2" draw:text-style-name="P106" svg:width="6.061cm" svg:height="0.6cm" draw:control="control15"><svg:title>Gebruiker</svg:title><svg:desc>Volledige naam, bijv. Jan Stek</svg:desc></draw:control></text:span><text:span text:style-name="T400"><text:tab/></text:span><text:span text:style-name="T401">(</text:span><text:span text:style-name="T395">volledige naam, bijv. </text:span><text:span text:style-name="T397">J</text:span><text:span text:style-name="T417">a</text:span><text:span text:style-name="T397">n </text:span><text:span text:style-name="T417">Jansen</text:span><text:span text:style-name="T396">)</text:span></text:p>
      <text:p text:style-name="Standard"><text:span text:style-name="Definition"><text:span text:style-name="T412">g</text:span></text:span><text:span text:style-name="Definition"><text:span text:style-name="T411">ebruikersnaam</text:span></text:span><text:span text:style-name="Definition"><text:span text:style-name="T394"><text:tab/></text:span></text:span><text:span text:style-name="Definition"><text:span text:style-name="T394"><draw:control text:anchor-type="as-char" svg:y="-0.429cm" draw:z-index="15" draw:name="Gberuikersnaam" draw:style-name="gr2" draw:text-style-name="P106" svg:width="6.061cm" svg:height="0.6cm" draw:control="control16"><svg:title>Gebruikersnaam</svg:title><svg:desc>Korte naam, bijv. jan</svg:desc></draw:control></text:span></text:span><text:span text:style-name="Definition"><text:span text:style-name="T394"><text:tab/></text:span></text:span><text:span text:style-name="T437">(korte naam, bijv. </text:span><text:span text:style-name="T323">j</text:span><text:span text:style-name="T324">an</text:span><text:span text:style-name="T437">)</text:span></text:p>
      <text:p text:style-name="P2"><text:span text:style-name="Definition"><text:span text:style-name="T415">c</text:span></text:span><text:span text:style-name="Definition"><text:span text:style-name="T414">omputernaam</text:span></text:span><text:span text:style-name="Definition"><text:span text:style-name="T402"><text:tab/><text:tab/></text:span></text:span><text:span text:style-name="Definition"><text:span text:style-name="T400"><draw:control text:anchor-type="as-char" svg:y="-0.429cm" draw:z-index="16" draw:name="Computernaam" draw:style-name="gr2" draw:text-style-name="P106" svg:width="6.061cm" svg:height="0.6cm" draw:control="control17"><svg:title>Computernaam</svg:title><svg:desc>Unieke naam van de computer</svg:desc></draw:control></text:span></text:span><text:span text:style-name="Definition"><text:span text:style-name="T400"><text:tab/></text:span></text:span><text:span text:style-name="Definition"><text:span text:style-name="T403">(</text:span></text:span><text:span text:style-name="Definition"><text:span text:style-name="T404">naam van de compute</text:span></text:span><text:span text:style-name="Definition"><text:span text:style-name="T405">r, </text:span></text:span><text:span text:style-name="Definition"><text:span text:style-name="T406">bijv. </text:span></text:span><text:span text:style-name="Definition"><text:span text:style-name="T407">pc02</text:span></text:span><text:span text:style-name="Definition"><text:span text:style-name="T403">)</text:span></text:span></text:p>
      <text:p text:style-name="P2"><text:span text:style-name="Definition"><text:span text:style-name="T412">o</text:span></text:span><text:span text:style-name="Definition"><text:span text:style-name="T411">pstartmenu</text:span></text:span><text:span text:style-name="Definition"><text:span text:style-name="T400"><text:tab/><text:tab/><text:tab/></text:span></text:span><text:span text:style-name="Definition"><text:span text:style-name="T400"><draw:control text:anchor-type="as-char" svg:y="-0.429cm" draw:z-index="17" draw:name="Opstartmenu" draw:style-name="gr2" draw:text-style-name="P106" svg:width="6.061cm" svg:height="0.6cm" draw:control="control18"><svg:title>Opstartmenu</svg:title><svg:desc>Toets voor het opstartmenu ("bootmenu")</svg:desc></draw:control></text:span></text:span><text:span text:style-name="Definition"><text:span text:style-name="T400"><text:tab/></text:span></text:span><text:span text:style-name="Definition"><text:span text:style-name="T403">(</text:span></text:span><text:span text:style-name="Definition"><text:span text:style-name="T404">to</text:span></text:span><text:span text:style-name="Definition"><text:span text:style-name="T408">ets voor het opstartmedium</text:span></text:span><text:span text:style-name="Definition"><text:span text:style-name="T409">)</text:span></text:span></text:p>
      <text:p text:style-name="P2"><text:span text:style-name="Definition"><text:span text:style-name="T415">i</text:span></text:span><text:span text:style-name="Definition"><text:span text:style-name="T416">nstellingen</text:span></text:span><text:span text:style-name="T403"><text:tab/><text:tab/> <text:tab/></text:span><text:span text:style-name="T403"><draw:control text:anchor-type="as-char" svg:y="-0.429cm" draw:z-index="13" draw:name="Instellingen" draw:style-name="gr2" draw:text-style-name="P106" svg:width="6.061cm" svg:height="0.6cm" draw:control="control14"><svg:title>Instellingen</svg:title><svg:desc>Toets voor het BIOS/UEFI-scherm ("setup")</svg:desc></draw:control></text:span><text:span text:style-name="T403"><text:tab/>(</text:span><text:span text:style-name="T404">toets voor het BIOS/UEFI-scherm</text:span><text:span text:style-name="T403">)</text:span></text:p>
      <text:p text:style-name="P4"><text:span text:style-name="Definition"><text:span text:style-name="T412">g</text:span></text:span><text:span text:style-name="Definition"><text:span text:style-name="T411">ebruiker</text:span></text:span><text:span text:style-name="Definition"><text:span text:style-name="T413">2</text:span></text:span><text:span text:style-name="Definition"><text:span text:style-name="T399"><text:tab/></text:span></text:span><text:span text:style-name="Definition"><text:span text:style-name="T418"> <text:tab/><text:tab/></text:span></text:span><text:span text:style-name="T400"><draw:control text:anchor-type="as-char" svg:y="-0.429cm" draw:z-index="26" draw:name="Gebruiker 1" draw:style-name="gr2" draw:text-style-name="P106" svg:width="6.061cm" svg:height="0.6cm" draw:control="control27"><svg:title>Gebruiker</svg:title><svg:desc>Volledige naam, bijv. Jan Stek</svg:desc></draw:control></text:span><text:span text:style-name="T400"><text:tab/></text:span><text:span text:style-name="T401">(</text:span><text:span text:style-name="T395">volledige naam </text:span><text:span text:style-name="T398">evt. 2</text:span><text:span text:style-name="T419">e</text:span><text:span text:style-name="T398"> gebruiker</text:span><text:span text:style-name="T396">)</text:span></text:p>
      <text:p text:style-name="P91"><text:span text:style-name="Definition"><text:span text:style-name="T412">g</text:span></text:span><text:span text:style-name="Definition"><text:span text:style-name="T411">ebruikersnaam</text:span></text:span><text:span text:style-name="Definition"><text:span text:style-name="T413">2</text:span></text:span><text:span text:style-name="Definition"><text:span text:style-name="T394"><text:tab/></text:span></text:span><text:span text:style-name="Definition"><text:span text:style-name="T394"><draw:control text:anchor-type="as-char" svg:y="-0.429cm" draw:z-index="27" draw:name="Gberuikersnaam 1" draw:style-name="gr2" draw:text-style-name="P106" svg:width="6.061cm" svg:height="0.6cm" draw:control="control28"><svg:title>Gebruikersnaam</svg:title><svg:desc>Korte naam, bijv. jan</svg:desc></draw:control></text:span></text:span><text:span text:style-name="Definition"><text:span text:style-name="T394"><text:tab/></text:span></text:span><text:span text:style-name="T437">(korte naam</text:span><text:span text:style-name="T324"> </text:span><text:span text:style-name="T410">evt. 2</text:span><text:span text:style-name="T420">e</text:span><text:span text:style-name="T410"> gebruiker</text:span><text:span text:style-name="T437">)</text:span></text:p>
      <text:p text:style-name="P4"><text:span text:style-name="T325">Vervang </text:span><text:span text:style-name="Definition"><text:span text:style-name="T439">schuingedrukte</text:span></text:span><text:span text:style-name="T325"> </text:span><text:span text:style-name="T326">woorden </text:span><text:span text:style-name="T325">in deze checklist door </text:span><text:span text:style-name="T326">boven</text:span><text:span text:style-name="T325">staande waarden.</text:span></text:p>
      <text:p text:style-name="P11"/>
      <text:p text:style-name="P1"><text:span text:style-name="Strong_20_Emphasis"><text:span text:style-name="T333"/></text:span></text:p>
      <text:p text:style-name="P103"><text:span text:style-name="Strong_20_Emphasis"><text:span text:style-name="T168"><draw:control text:anchor-type="as-char" draw:z-index="31" draw:name="Vorm 3" draw:style-name="gr1" draw:text-style-name="P105" svg:width="0.35cm" svg:height="0.35cm" draw:control="control32"/></text:span></text:span><text:span text:style-name="Strong_20_Emphasis"><text:span text:style-name="T168"><text:s text:c="2"/></text:span></text:span><text:span text:style-name="T327">Nog niet op Linux?<text:tab/></text:span><text:span text:style-name="T331"><text:tab/></text:span><text:span text:style-name="T332">G</text:span><text:span text:style-name="T328">ebruik </text:span><text:span text:style-name="Strong_20_Emphasis"><text:span text:style-name="T335">Checklist migratie</text:span></text:span><text:span text:style-name="T328"> op </text:span><text:a xlink:type="simple" xlink:href="https://karelzimer.nl/" text:style-name="Internet_20_link" text:visited-style-name="Visited_20_Internet_20_Link"><text:span text:style-name="Internet_20_link"><text:span text:style-name="T438">karelzimmer.nl</text:span></text:span></text:a><text:span text:style-name="T329"> onder </text:span><text:span text:style-name="T334">Linux</text:span><text:span text:style-name="T330">.</text:span></text:p>
      <text:p text:style-name="P104"><text:span text:style-name="Strong_20_Emphasis"><text:span text:style-name="T167"><draw:control text:anchor-type="as-char" draw:z-index="32" draw:name="Vorm 4" draw:style-name="gr1" draw:text-style-name="P105" svg:width="0.35cm" svg:height="0.35cm" draw:control="control33"/></text:span></text:span><text:span text:style-name="Strong_20_Emphasis"><text:span text:style-name="T167"><text:s text:c="2"/></text:span></text:span><text:span text:style-name="T288">Nieuwe installatie?<text:tab/></text:span><text:span text:style-name="T290"></text:span><text:span text:style-name="T292"><text:tab/></text:span><text:span text:style-name="T291">B</text:span><text:span text:style-name="T288">egin bij hoofdstuk </text:span><text:span text:style-name="T293"><text:bookmark-ref text:reference-format="page" text:ref-name="__RefNumPara__4009_1271708128">2</text:bookmark-ref></text:span><text:span text:style-name="T288"><text:s text:c="2"/></text:span><text:span text:style-name="T294"><text:bookmark-ref text:reference-format="text" text:ref-name="__RefNumPara__4009_1271708128">Installatie uitvoeren</text:bookmark-ref></text:span><text:span text:style-name="T289">.</text:span></text:p>
      <text:p text:style-name="P24"/>
      <text:list xml:id="list1392822724" text:style-name="L1">
        <text:list-item>
          <text:p text:style-name="P100"><text:bookmark-start text:name="__RefNumPara__4083_1271708128"/>Installatie voorbereiden<text:bookmark-end text:name="__RefNumPara__4083_1271708128"/></text:p>
        </text:list-item>
      </text:list>
      <text:p text:style-name="P1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203544828000">
          <table:table-cell table:style-name="_31_._5f_Installatie_5f_voorbereiden.A1" office:value-type="string">
            <text:p text:style-name="P65"><text:span text:style-name="Strong_20_Emphasis"><text:span text:style-name="T102"><text:s/></text:span></text:span><text:span text:style-name="Strong_20_Emphasis"><text:span text:style-name="T166"><draw:control text:anchor-type="as-char" draw:z-index="25" draw:name="Vorm3_ 1" draw:style-name="gr1" draw:text-style-name="P105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101">Leg Wi</text:span></text:span><text:span text:style-name="Strong_20_Emphasis"><text:span text:style-name="T104">F</text:span></text:span><text:span text:style-name="Strong_20_Emphasis"><text:span text:style-name="T101">i-</text:span></text:span><text:span text:style-name="Strong_20_Emphasis"><text:span text:style-name="T105">gegevens vast zoals de naam v</text:span></text:span><text:span text:style-name="Strong_20_Emphasis"><text:span text:style-name="T106">a</text:span></text:span><text:span text:style-name="Strong_20_Emphasis"><text:span text:style-name="T105">n het netwerk (SSID) en wachtwoord</text:span></text:span><text:span text:style-name="Strong_20_Emphasis"><text:span text:style-name="T103"><text:note text:id="ftn2" text:note-class="footnote"><text:note-citation>2</text:note-citation><text:note-body><text:p text:style-name="P85"><text:span text:style-name="User_20_Entry"><text:span text:style-name="T266">I</text:span></text:span><text:span text:style-name="User_20_Entry"><text:span text:style-name="T265">n </text:span></text:span><text:span text:style-name="User_20_Entry"><text:span text:style-name="T267">Bitwarden</text:span></text:span><text:span text:style-name="User_20_Entry"><text:span text:style-name="T265"> met</text:span></text:span><text:span text:style-name="User_20_Entry"><text:span text:style-name="T264"> </text:span></text:span><text:span text:style-name="User_20_Entry"><text:span text:style-name="T268">Terminalvenster</text:span></text:span><text:span text:style-name="User_20_Entry"><text:span text:style-name="T264">: </text:span></text:span><text:span text:style-name="User_20_Entry"><text:span text:style-name="T282">sudo </text:span></text:span><text:span text:style-name="User_20_Entry"><text:span text:style-name="T284">more</text:span></text:span><text:span text:style-name="User_20_Entry"><text:span text:style-name="T282"> </text:span></text:span><text:span text:style-name="User_20_Entry"><text:span text:style-name="T283">/etc/NetworkManager/system-connections/</text:span></text:span><text:span text:style-name="User_20_Entry"><text:span text:style-name="T282">*</text:span></text:span></text:p></text:note-body></text:note></text:span></text:span><text:span text:style-name="Strong_20_Emphasis"><text:span text:style-name="T103">.</text:span></text:span></text:p>
          </table:table-cell>
        </table:table-row>
        <table:table-row table:style-name="TableLine94203546121888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4"/>
          </table:table-cell>
        </table:table-row>
        <table:table-row table:style-name="TableLine94203546196224">
          <table:table-cell table:style-name="_31_._5f_Installatie_5f_voorbereiden.A1" office:value-type="string">
            <text:p text:style-name="P63"><text:span text:style-name="Strong_20_Emphasis"><text:span text:style-name="T102"><text:s/></text:span></text:span><text:span text:style-name="Strong_20_Emphasis"><text:span text:style-name="T166"><draw:control text:anchor-type="as-char" draw:z-index="20" draw:name="Vorm3_0" draw:style-name="gr1" draw:text-style-name="P105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2">Aanmelden als </text:span></text:span><text:span text:style-name="Definition"><text:span text:style-name="T441">gebruike</text:span></text:span><text:span text:style-name="Definition"><text:span text:style-name="T442">r</text:span></text:span><text:span text:style-name="Strong_20_Emphasis"><text:span text:style-name="T103"><text:note text:id="ftn3" text:note-class="footnote"><text:note-citation>3</text:note-citation><text:note-body><text:p text:style-name="P83"><text:span text:style-name="User_20_Entry"><text:span text:style-name="T263">E</text:span></text:span><text:span text:style-name="User_20_Entry"><text:span text:style-name="T269">v</text:span></text:span><text:span text:style-name="User_20_Entry"><text:span text:style-name="T270">en</text:span></text:span><text:span text:style-name="User_20_Entry"><text:span text:style-name="T272">t</text:span></text:span><text:span text:style-name="User_20_Entry"><text:span text:style-name="T273">uele </text:span></text:span><text:span text:style-name="User_20_Entry"><text:span text:style-name="T274">extra </text:span></text:span><text:span text:style-name="User_20_Entry"><text:span text:style-name="T276">gebruiker</text:span></text:span><text:span text:style-name="User_20_Entry"><text:span text:style-name="T274">s aanmelden </text:span></text:span><text:span text:style-name="User_20_Entry"><text:span text:style-name="T275">en dezelfde stappen uitvoeren</text:span></text:span><text:span text:style-name="User_20_Entry"><text:span text:style-name="T271">.</text:span></text:span></text:p></text:note-body></text:note></text:span></text:span><text:span text:style-name="Strong_20_Emphasis"><text:span text:style-name="T103">.</text:span></text:span></text:p>
          </table:table-cell>
        </table:table-row>
        <table:table-row table:style-name="TableLine94203546196512"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4203546196800">
          <table:table-cell table:style-name="_31_._5f_Installatie_5f_voorbereiden.A1" office:value-type="string">
            <text:p text:style-name="P57"><text:span text:style-name="Strong_20_Emphasis"><text:span text:style-name="T119"><text:s/></text:span></text:span><text:span text:style-name="Strong_20_Emphasis"><text:span text:style-name="T168"><draw:control text:anchor-type="as-char" draw:z-index="0" draw:name="Vorm4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119">Installeer </text:span></text:span><text:span text:style-name="Strong_20_Emphasis"><text:span text:style-name="T120">pakket kz</text:span></text:span><text:span text:style-name="Strong_20_Emphasis"><text:span text:style-name="T119"> </text:span></text:span><text:span text:style-name="Strong_20_Emphasis"><text:span text:style-name="T121">via </text:span></text:span><text:span text:style-name="Strong_20_Emphasis"><text:span text:style-name="T123">het </text:span></text:span><text:span text:style-name="Strong_20_Emphasis"><text:span text:style-name="T124">s</text:span></text:span><text:span text:style-name="Strong_20_Emphasis"><text:span text:style-name="T121">tart</text:span></text:span><text:span text:style-name="Strong_20_Emphasis"><text:span text:style-name="T123">en van</text:span></text:span><text:span text:style-name="Strong_20_Emphasis"><text:span text:style-name="T125"> </text:span></text:span><text:span text:style-name="Strong_20_Emphasis"><text:span text:style-name="T209">Terminalvenster</text:span></text:span><text:span text:style-name="Strong_20_Emphasis"><text:span text:style-name="T121"> met toetscombinatie <text:line-break/></text:span></text:span><text:span text:style-name="Strong_20_Emphasis"><text:span text:style-name="T122">Ctrl</text:span></text:span><text:span text:style-name="Strong_20_Emphasis"><text:span text:style-name="T121"> </text:span></text:span><text:span text:style-name="Strong_20_Emphasis"><text:span text:style-name="T122">Alt</text:span></text:span><text:span text:style-name="Strong_20_Emphasis"><text:span text:style-name="T121"> </text:span></text:span><text:span text:style-name="Strong_20_Emphasis"><text:span text:style-name="T122">T</text:span></text:span><text:span text:style-name="Strong_20_Emphasis"><text:span text:style-name="T123">.</text:span></text:span></text:p>
          </table:table-cell>
        </table:table-row>
        <table:table-row table:style-name="TableLine94203546197088">
          <table:table-cell table:style-name="_31_._5f_Installatie_5f_voorbereiden.A1" office:value-type="string">
            <text:p text:style-name="P72"><text:span text:style-name="Strong_20_Emphasis"><text:span text:style-name="T119"/></text:span></text:p>
          </table:table-cell>
          <table:table-cell table:style-name="_31_._5f_Installatie_5f_voorbereiden.A1" office:value-type="string">
            <text:p text:style-name="P62"><text:span text:style-name="T446">Typ</text:span><text:span text:style-name="Strong_20_Emphasis"><text:span text:style-name="T126">, of </text:span></text:span><text:span text:style-name="Strong_20_Emphasis"><text:span text:style-name="T123">kopieer en plak, de</text:span></text:span><text:span text:style-name="Strong_20_Emphasis"><text:span text:style-name="T127">z</text:span></text:span><text:span text:style-name="Strong_20_Emphasis"><text:span text:style-name="T123">e </text:span></text:span><text:span text:style-name="Strong_20_Emphasis"><text:span text:style-name="T128">twee </text:span></text:span><text:span text:style-name="Strong_20_Emphasis"><text:span text:style-name="T123">opdrachten, ieder gevolgd door de </text:span></text:span><text:span text:style-name="Strong_20_Emphasis"><text:span text:style-name="T122">Enter</text:span></text:span><text:span text:style-name="Strong_20_Emphasis"><text:span text:style-name="T121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203546197376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77"><text:span text:style-name="T446">V</text:span><text:span text:style-name="Strong_20_Emphasis"><text:span text:style-name="T129">olg </text:span></text:span><text:span text:style-name="Strong_20_Emphasis"><text:span text:style-name="T130">de aanwijzingen op het scherm.</text:span></text:span></text:p>
          </table:table-cell>
        </table:table-row>
        <table:table-row table:style-name="TableLine94203546197664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203546197952">
          <table:table-cell table:style-name="_31_._5f_Installatie_5f_voorbereiden.A1" office:value-type="string">
            <text:p text:style-name="P57"><text:span text:style-name="Strong_20_Emphasis"><text:span text:style-name="T119"><text:s/></text:span></text:span><text:span text:style-name="Strong_20_Emphasis"><text:span text:style-name="Strong_20_Emphasis"><text:span text:style-name="T168"><draw:control text:anchor-type="as-char" draw:z-index="1" draw:name="Vorm6" draw:style-name="gr1" draw:text-style-name="P105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131">Bereid de installatie voor </text:span></text:span><text:span text:style-name="Strong_20_Emphasis"><text:span text:style-name="T121">via </text:span></text:span><text:span text:style-name="Strong_20_Emphasis"><text:span text:style-name="T131">een </text:span></text:span><text:span text:style-name="Strong_20_Emphasis"><text:span text:style-name="T132">druk </text:span></text:span><text:span text:style-name="Strong_20_Emphasis"><text:span text:style-name="T133">op de </text:span></text:span><text:span text:style-name="Strong_20_Emphasis"><text:span text:style-name="T134">Super</text:span></text:span><text:span text:style-name="Strong_20_Emphasis"><text:span text:style-name="T133">-toets</text:span></text:span><text:span text:style-name="Strong_20_Emphasis"><text:span text:style-name="T51"><text:note text:id="ftn4" text:note-class="footnote"><text:note-citation>4</text:note-citation><text:note-body><text:p text:style-name="P81"><text:span text:style-name="T285">D</text:span>e <text:span text:style-name="T427">Super</text:span>-toets <text:span text:style-name="T285">is </text:span>de Windows<text:span text:style-name="T431">-</text:span><text:span text:style-name="T426">toets</text:span>, <text:span text:style-name="T431">C</text:span>ommand-<text:span text:style-name="T426">toets</text:span>, of <text:span text:style-name="T431">V</text:span>ergrootglas-toets.</text:p></text:note-body></text:note></text:span></text:span><text:span text:style-name="Strong_20_Emphasis"><text:span text:style-name="T131">, </text:span></text:span><text:span text:style-name="Strong_20_Emphasis"><text:span text:style-name="T135">t</text:span></text:span><text:span text:style-name="Strong_20_Emphasis"><text:span text:style-name="T136">yp </text:span></text:span><text:span text:style-name="Strong_20_Emphasis"><text:span text:style-name="T210">men</text:span></text:span><text:span text:style-name="Strong_20_Emphasis"><text:span text:style-name="T211">u</text:span></text:span><text:span text:style-name="Strong_20_Emphasis"><text:span text:style-name="T137"> </text:span></text:span><text:span text:style-name="Strong_20_Emphasis"><text:span text:style-name="T138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op het pictogram van</text:span></text:span><text:span text:style-name="Strong_20_Emphasis"><text:span text:style-name="T169"> </text:span></text:span><text:span text:style-name="Strong_20_Emphasis"><text:span text:style-name="T248">Installatiem</text:span></text:span><text:span text:style-name="Strong_20_Emphasis"><text:span text:style-name="T249">enu</text:span></text:span><text:span text:style-name="Strong_20_Emphasis"><text:span text:style-name="T133">.</text:span></text:span></text:p>
          </table:table-cell>
        </table:table-row>
        <table:table-row table:style-name="TableLine94203546198240">
          <table:table-cell table:style-name="_31_._5f_Installatie_5f_voorbereiden.A1" office:value-type="string">
            <text:p text:style-name="P73"><text:span text:style-name="Strong_20_Emphasis"><text:span text:style-name="T119"/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40">K</text:span></text:span><text:span text:style-name="Strong_20_Emphasis"><text:span text:style-name="T141">ie</text:span></text:span><text:span text:style-name="Strong_20_Emphasis"><text:span text:style-name="T142">s</text:span></text:span><text:span text:style-name="Strong_20_Emphasis"><text:span text:style-name="T130"> </text:span></text:span><text:span text:style-name="Strong_20_Emphasis"><text:span text:style-name="T250">1</text:span></text:span><text:span text:style-name="Strong_20_Emphasis"><text:span text:style-name="T251"> </text:span></text:span><text:span text:style-name="Strong_20_Emphasis"><text:span text:style-name="T252">In</text:span></text:span><text:span text:style-name="Strong_20_Emphasis"><text:span text:style-name="T226">stallatie voorbereiden</text:span></text:span><text:span text:style-name="Strong_20_Emphasis"><text:span text:style-name="T143"> </text:span></text:span><text:span text:style-name="Strong_20_Emphasis"><text:span text:style-name="T129">en volg </text:span></text:span><text:span text:style-name="Strong_20_Emphasis"><text:span text:style-name="T130">de aanwijzingen op het scherm.</text:span></text:span></text:p>
          </table:table-cell>
        </table:table-row>
      </table:table>
      <text:p text:style-name="P14"/>
      <text:list xml:id="list181316520495183" text:continue-numbering="true" text:style-name="L1">
        <text:list-item>
          <text:p text:style-name="P101"><text:bookmark-start text:name="__RefNumPara__4009_1271708128"/><text:span text:style-name="Strong_20_Emphasis"><text:span text:style-name="T435">Installatie uitvoeren</text:span></text:span><text:bookmark-end text:name="__RefNumPara__4009_1271708128"/>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203546168832">
          <table:table-cell table:style-name="_32_._5f_Installatie_5f_uitvoeren.A1" office:value-type="string">
            <text:p text:style-name="P57"><text:span text:style-name="Strong_20_Emphasis"><text:span text:style-name="T119"><text:s/></text:span></text:span><text:span text:style-name="Strong_20_Emphasis"><text:span text:style-name="T168"><draw:control text:anchor-type="as-char" draw:z-index="2" draw:name="Vorm9" draw:style-name="gr1" draw:text-style-name="P10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0"><text:span text:style-name="T9">Start de computer op vanaf </text:span><text:span text:style-name="T360">een </text:span><text:span text:style-name="T360"><text:reference-ref text:reference-format="text" text:ref-name="Distributie">Ubuntu</text:reference-ref></text:span><text:span text:style-name="T360"><text:s/></text:span><text:span text:style-name="T9"><text:reference-ref text:reference-format="text" text:ref-name="Versie">22.04</text:reference-ref></text:span><text:span text:style-name="T277"><text:s/></text:span><text:span text:style-name="T277"><text:reference-ref text:reference-format="text" text:ref-name="Editie">desktop</text:reference-ref></text:span><text:span text:style-name="T277"><text:s/>Live</text:span><text:span text:style-name="T277"><text:note text:id="ftn5" text:note-class="footnote"><text:note-citation>1</text:note-citation><text:note-body><text:p text:style-name="P80"><text:span text:style-name="T421">Vanaf ee</text:span>n Live <text:span text:style-name="T425">USB-stick of </text:span><text:span text:style-name="T286">C</text:span><text:span text:style-name="T425">D</text:span><text:span text:style-name="T3"> </text:span>kunt <text:span text:style-name="T421">u opstarten en</text:span> met <text:reference-ref text:reference-format="text" text:ref-name="Distributie">Ubuntu</text:reference-ref><text:s/>werken zonder deze te installeren.</text:p></text:note-body></text:note></text:span><text:span text:style-name="T277"> </text:span><text:span text:style-name="T278">USB-stick</text:span><text:span text:style-name="T278"><text:note text:id="ftn6" text:note-class="footnote"><text:note-citation>2</text:note-citation><text:note-body><text:p text:style-name="P82"><text:span text:style-name="Strong_20_Emphasis"><text:span text:style-name="T20">Download </text:span></text:span><text:span text:style-name="Strong_20_Emphasis"><text:span text:style-name="T14">een </text:span></text:span><text:span text:style-name="Strong_20_Emphasis"><text:span text:style-name="T23">Desktop </text:span></text:span><text:span text:style-name="Strong_20_Emphasis"><text:span text:style-name="T33">CD</text:span></text:span><text:span text:style-name="Strong_20_Emphasis"><text:span text:style-name="T19"> vanaf </text:span></text:span><text:a xlink:type="simple" xlink:href="http://nl.releases.ubuntu.com/" text:style-name="Internet_20_link" text:visited-style-name="Visited_20_Internet_20_Link"><text:span text:style-name="Strong_20_Emphasis"><text:span text:style-name="T423">nl.releases.ubuntu.com</text:span></text:span></text:a><text:span text:style-name="Strong_20_Emphasis"><text:span text:style-name="T19">, </text:span></text:span><text:span text:style-name="Strong_20_Emphasis"><text:span text:style-name="T31">kies </text:span></text:span><text:span text:style-name="Strong_20_Emphasis"><text:span text:style-name="T37">Ubuntu 2</text:span></text:span><text:span text:style-name="Strong_20_Emphasis"><text:span text:style-name="T38">2</text:span></text:span><text:span text:style-name="Strong_20_Emphasis"><text:span text:style-name="T37">.04 LTS (Jammy Jellyfish)</text:span></text:span><text:span text:style-name="Strong_20_Emphasis"><text:span text:style-name="T31">, </text:span></text:span><text:span text:style-name="Strong_20_Emphasis"><text:span text:style-name="T15">en </text:span></text:span><text:span text:style-name="Strong_20_Emphasis"><text:span text:style-name="T20">plaats </text:span></text:span><text:span text:style-name="Strong_20_Emphasis"><text:span text:style-name="T14">een USB-stick </text:span></text:span><text:span text:style-name="Strong_20_Emphasis"><text:span text:style-name="T34">va</text:span></text:span><text:span text:style-name="Strong_20_Emphasis"><text:span text:style-name="T29">n </text:span></text:span><text:span text:style-name="Strong_20_Emphasis"><text:span text:style-name="T13">min</text:span></text:span><text:span text:style-name="Strong_20_Emphasis"><text:span text:style-name="T30">imaal</text:span></text:span><text:span text:style-name="Strong_20_Emphasis"><text:span text:style-name="T13"> </text:span></text:span><text:span text:style-name="Strong_20_Emphasis"><text:span text:style-name="T21">4</text:span></text:span><text:span text:style-name="Strong_20_Emphasis"><text:span text:style-name="T13"> GB. <text:line-break/></text:span></text:span><text:span text:style-name="Strong_20_Emphasis"><text:span text:style-name="T32">Zoek</text:span></text:span><text:span text:style-name="Strong_20_Emphasis"><text:span text:style-name="T13"> </text:span></text:span><text:span text:style-name="Strong_20_Emphasis"><text:span text:style-name="T36">opst</text:span></text:span><text:span text:style-name="Strong_20_Emphasis"><text:span text:style-name="T13"> en klik op het pictogram van</text:span></text:span><text:span text:style-name="Strong_20_Emphasis"><text:span text:style-name="T16"> </text:span></text:span><text:span text:style-name="Strong_20_Emphasis"><text:span text:style-name="T35">Opstartschijf aanmaken</text:span></text:span><text:span text:style-name="Strong_20_Emphasis"><text:span text:style-name="T22">, </text:span></text:span><text:span text:style-name="Strong_20_Emphasis"><text:span text:style-name="T28">o</text:span></text:span><text:span text:style-name="Strong_20_Emphasis"><text:span text:style-name="T14">f </text:span></text:span><text:span text:style-name="Strong_20_Emphasis"><text:span text:style-name="T17">gebruik </text:span></text:span><text:span text:style-name="Strong_20_Emphasis"><text:span text:style-name="T10">het programma balenaEtche</text:span></text:span><text:span text:style-name="Strong_20_Emphasis"><text:span text:style-name="T18">r</text:span></text:span><text:span text:style-name="Strong_20_Emphasis"><text:span text:style-name="T10"> </text:span></text:span><text:span text:style-name="Strong_20_Emphasis"><text:span text:style-name="T11">(</text:span></text:span><text:a xlink:type="simple" xlink:href="https://www.balena.io/etcher/" text:style-name="Internet_20_link" text:visited-style-name="Visited_20_Internet_20_Link"><text:span text:style-name="Strong_20_Emphasis"><text:span text:style-name="T422">etcher.io</text:span></text:span></text:a><text:span text:style-name="Strong_20_Emphasis"><text:span text:style-name="T11">); </text:span></text:span><text:span text:style-name="Strong_20_Emphasis"><text:span text:style-name="T10">balenaEtche</text:span></text:span><text:span text:style-name="Strong_20_Emphasis"><text:span text:style-name="T18">r</text:span></text:span><text:span text:style-name="Strong_20_Emphasis"><text:span text:style-name="T24"> is</text:span></text:span><text:span text:style-name="Strong_20_Emphasis"><text:span text:style-name="T11"> </text:span></text:span><text:span text:style-name="Strong_20_Emphasis"><text:span text:style-name="T14">beschikbaar voor </text:span></text:span><text:span text:style-name="Strong_20_Emphasis"><text:span text:style-name="T25">Windows, </text:span></text:span><text:span text:style-name="Strong_20_Emphasis"><text:span text:style-name="T26">OS X</text:span></text:span><text:span text:style-name="Strong_20_Emphasis"><text:span text:style-name="T10">, </text:span></text:span><text:span text:style-name="Strong_20_Emphasis"><text:span text:style-name="T11">en </text:span></text:span><text:span text:style-name="Strong_20_Emphasis"><text:span text:style-name="T27">GNU/</text:span></text:span><text:span text:style-name="Strong_20_Emphasis"><text:span text:style-name="T10">Linux</text:span></text:span><text:span text:style-name="Strong_20_Emphasis"><text:span text:style-name="T12">.</text:span></text:span></text:p></text:note-body></text:note></text:span><text:span text:style-name="T278"> of </text:span><text:span text:style-name="T50">C</text:span><text:span text:style-name="T278">D</text:span><text:span text:style-name="T278"><text:note text:id="ftn7" text:note-class="footnote"><text:note-citation>3</text:note-citation><text:note-body><text:p text:style-name="Footnote"><text:span text:style-name="T460">Waar </text:span>in deze checklist “CD” <text:span text:style-name="T460">staat</text:span>, geldt dit zowel voor CD's, DVD's als BD's, omdat vanuit het oogpunt van het besturingssysteem al deze technologieën helemaal hetzelfde zijn.</text:p></text:note-body></text:note></text:span><text:span text:style-name="T277">.</text:span></text:p>
            <text:p text:style-name="P50"><text:span text:style-name="T261">Opstartmenu/</text:span><text:span text:style-name="T262">boot menu</text:span><text:span text:style-name="T261"> </text:span><text:span text:style-name="T260">via </text:span><text:span text:style-name="Definition"><text:span text:style-name="T459">opstartmenu</text:span></text:span><text:span text:style-name="T260">, </text:span><text:span text:style-name="T261">instellingen/</text:span><text:span text:style-name="T262">setup</text:span><text:span text:style-name="T260"> via </text:span><text:span text:style-name="Definition"><text:span text:style-name="T447">instellingen</text:span></text:span><text:span text:style-name="T260">.</text:span></text:p>
          </table:table-cell>
        </table:table-row>
        <table:table-row table:style-name="TableLine94203546171696">
          <table:table-cell table:style-name="_32_._5f_Installatie_5f_uitvoeren.A1" office:value-type="string">
            <text:p text:style-name="P57"><text:span text:style-name="Strong_20_Emphasis"><text:span text:style-name="T119"/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170">Kies</text:span></text:span><text:span text:style-name="Strong_20_Emphasis"><text:span text:style-name="T55"> </text:span></text:span><text:span text:style-name="Strong_20_Emphasis"><text:span text:style-name="T171">als</text:span></text:span><text:span text:style-name="Strong_20_Emphasis"><text:span text:style-name="T56"> </text:span></text:span><text:span text:style-name="Strong_20_Emphasis"><text:span text:style-name="T57">mogelijk</text:span></text:span><text:span text:style-name="Strong_20_Emphasis"><text:span text:style-name="T55"> </text:span></text:span><text:span text:style-name="Strong_20_Emphasis"><text:span text:style-name="T58">met pijltjes-toetsen</text:span></text:span><text:span text:style-name="Strong_20_Emphasis"><text:span text:style-name="T59"> </text:span></text:span><text:span text:style-name="Strong_20_Emphasis"><text:span text:style-name="T221">Nederlands</text:span></text:span><text:span text:style-name="Strong_20_Emphasis"><text:span text:style-name="T60"> </text:span></text:span><text:span text:style-name="Strong_20_Emphasis"><text:span text:style-name="T58">en druk op </text:span></text:span><text:span text:style-name="Strong_20_Emphasis"><text:span text:style-name="T61">de </text:span></text:span><text:span text:style-name="Strong_20_Emphasis"><text:span text:style-name="T62">Enter</text:span></text:span><text:span text:style-name="Strong_20_Emphasis"><text:span text:style-name="T61">-toets.</text:span></text:span></text:p>
          </table:table-cell>
        </table:table-row>
        <table:table-row table:style-name="TableLine94203546174912">
          <table:table-cell table:style-name="_32_._5f_Installatie_5f_uitvoeren.A1" office:value-type="string">
            <text:p text:style-name="P57"><text:span text:style-name="Strong_20_Emphasis"><text:span text:style-name="T446"/></text:span></text:p>
          </table:table-cell>
          <table:table-cell table:style-name="_32_._5f_Installatie_5f_uitvoeren.A1" office:value-type="string">
            <text:p text:style-name="P18"><text:span text:style-name="T353">Kies </text:span><text:span text:style-name="T337">Ubuntu installeren </text:span><text:span text:style-name="Strong_20_Emphasis"><text:span text:style-name="T171">en druk op </text:span></text:span><text:span text:style-name="Strong_20_Emphasis"><text:span text:style-name="T172">de </text:span></text:span><text:span text:style-name="Strong_20_Emphasis"><text:span text:style-name="T173">Enter</text:span></text:span><text:span text:style-name="Strong_20_Emphasis"><text:span text:style-name="T172">-toets</text:span></text:span><text:span text:style-name="T353">.</text:span></text:p>
          </table:table-cell>
        </table:table-row>
        <table:table-row table:style-name="TableLine94203546387856"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7"><text:span text:style-name="Strong_20_Emphasis"><text:span text:style-name="T446"><text:s/></text:span></text:span><text:span text:style-name="T119"><draw:control text:anchor-type="as-char" draw:z-index="3" draw:name="Vorm12" draw:style-name="gr1" draw:text-style-name="P105" svg:width="0.35cm" svg:height="0.35cm" draw:control="control4"/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63">Op het </text:span></text:span><text:span text:style-name="Strong_20_Emphasis"><text:span text:style-name="T64">scherm </text:span></text:span><text:span text:style-name="Strong_20_Emphasis"><text:span text:style-name="T235">Wel</text:span></text:span><text:span text:style-name="Strong_20_Emphasis"><text:span text:style-name="T225">k</text:span></text:span><text:span text:style-name="Strong_20_Emphasis"><text:span text:style-name="T236">om</text:span></text:span><text:span text:style-name="Strong_20_Emphasis"><text:span text:style-name="T65"> </text:span></text:span><text:span text:style-name="Strong_20_Emphasis"><text:span text:style-name="T63">kies </text:span></text:span><text:span text:style-name="Strong_20_Emphasis"><text:span text:style-name="T227">Nederlands</text:span></text:span><text:span text:style-name="Strong_20_Emphasis"><text:span text:style-name="T54"> en klik op</text:span></text:span><text:span text:style-name="Strong_20_Emphasis"><text:span text:style-name="T66"> </text:span></text:span><text:span text:style-name="Strong_20_Emphasis"><text:span text:style-name="T228">Verder</text:span></text:span><text:span text:style-name="Strong_20_Emphasis"><text:span text:style-name="T54">.</text:span></text:span></text:p>
          </table:table-cell>
        </table:table-row>
        <table:table-row table:style-name="TableLine94203546416912">
          <table:table-cell table:style-name="_32_._5f_Installatie_5f_uitvoeren.A1" office:value-type="string">
            <text:p text:style-name="P57"><text:span text:style-name="Strong_20_Emphasis"><text:span text:style-name="T446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82">O</text:span></text:span><text:span text:style-name="Strong_20_Emphasis"><text:span text:style-name="T183">p </text:span></text:span><text:span text:style-name="Strong_20_Emphasis"><text:span text:style-name="T184">het </text:span></text:span><text:span text:style-name="Strong_20_Emphasis"><text:span text:style-name="T185">scherm </text:span></text:span><text:span text:style-name="Strong_20_Emphasis"><text:span text:style-name="T237">Toetsenbord</text:span></text:span><text:span text:style-name="Strong_20_Emphasis"><text:span text:style-name="T238">indeling</text:span></text:span><text:span text:style-name="Strong_20_Emphasis"><text:span text:style-name="T185"> </text:span></text:span><text:span text:style-name="Strong_20_Emphasis"><text:span text:style-name="T186">controleer </text:span></text:span><text:span text:style-name="Strong_20_Emphasis"><text:span text:style-name="T187">de </text:span></text:span><text:span text:style-name="Strong_20_Emphasis"><text:span text:style-name="T188">te gebruiken </text:span></text:span><text:span text:style-name="Strong_20_Emphasis"><text:span text:style-name="T186">toetsenbordindeling </text:span></text:span><text:span text:style-name="Strong_20_Emphasis"><text:span text:style-name="T189">en </text:span></text:span><text:span text:style-name="Strong_20_Emphasis"><text:span text:style-name="T182">klik </text:span></text:span><text:span text:style-name="Strong_20_Emphasis"><text:span text:style-name="T185">op </text:span></text:span><text:span text:style-name="Strong_20_Emphasis"><text:span text:style-name="T232">Verder</text:span></text:span><text:span text:style-name="Strong_20_Emphasis"><text:span text:style-name="T185">.</text:span></text:span></text:p>
          </table:table-cell>
        </table:table-row>
        <table:table-row table:style-name="TableLine94203546417200">
          <table:table-cell table:style-name="_32_._5f_Installatie_5f_uitvoeren.A1" office:value-type="string">
            <text:p text:style-name="P57"><text:span text:style-name="Strong_20_Emphasis"><text:span text:style-name="T446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67">Als </text:span></text:span><text:span text:style-name="Strong_20_Emphasis"><text:span text:style-name="T68">het </text:span></text:span><text:span text:style-name="Strong_20_Emphasis"><text:span text:style-name="T69">het scherm </text:span></text:span><text:span text:style-name="Strong_20_Emphasis"><text:span text:style-name="T239">Draadloos</text:span></text:span><text:span text:style-name="Strong_20_Emphasis"><text:span text:style-name="T69"> </text:span></text:span><text:span text:style-name="Strong_20_Emphasis"><text:span text:style-name="T68">verschijnt, </text:span></text:span><text:span text:style-name="Strong_20_Emphasis"><text:span text:style-name="T70">kies</text:span></text:span><text:span text:style-name="Strong_20_Emphasis"><text:span text:style-name="T69"> </text:span></text:span><text:span text:style-name="Strong_20_Emphasis"><text:span text:style-name="T70">een draadloos netwerk, maak </text:span></text:span><text:span text:style-name="Strong_20_Emphasis"><text:span text:style-name="T54">verbinding, </text:span></text:span><text:span text:style-name="Strong_20_Emphasis"><text:span text:style-name="T71">en klik</text:span></text:span><text:span text:style-name="Strong_20_Emphasis"><text:span text:style-name="T54"> </text:span></text:span><text:span text:style-name="Strong_20_Emphasis"><text:span text:style-name="T72">op </text:span></text:span><text:span text:style-name="Strong_20_Emphasis"><text:span text:style-name="T228">Verder</text:span></text:span><text:span text:style-name="Strong_20_Emphasis"><text:span text:style-name="T54">.</text:span></text:span></text:p>
          </table:table-cell>
        </table:table-row>
        <table:table-row table:style-name="TableLine94203546417488">
          <table:table-cell table:style-name="_32_._5f_Installatie_5f_uitvoeren.A1" office:value-type="string">
            <text:p text:style-name="P57"><text:span text:style-name="Strong_20_Emphasis"><text:span text:style-name="T446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73">O</text:span></text:span><text:span text:style-name="Strong_20_Emphasis"><text:span text:style-name="T74">p het scherm </text:span></text:span><text:span text:style-name="Strong_20_Emphasis"><text:span text:style-name="T240">Bijgewerkte pakketten en andere programmatuur</text:span></text:span><text:span text:style-name="Strong_20_Emphasis"><text:span text:style-name="T241"> </text:span></text:span><text:span text:style-name="T54">klik op </text:span><text:span text:style-name="Strong_20_Emphasis"><text:span text:style-name="T227">Verder</text:span></text:span><text:span text:style-name="Strong_20_Emphasis"><text:span text:style-name="T54">.</text:span></text:span></text:p>
          </table:table-cell>
        </table:table-row>
        <table:table-row table:style-name="TableLine94203546417776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1"/>
          </table:table-cell>
        </table:table-row>
        <table:table-row table:style-name="TableLine94203546418064">
          <table:table-cell table:style-name="_32_._5f_Installatie_5f_uitvoeren.A1" office:value-type="string">
            <text:p text:style-name="P57"><text:span text:style-name="Strong_20_Emphasis"><text:span text:style-name="T446"><text:s/></text:span></text:span><text:span text:style-name="T119"><draw:control text:anchor-type="as-char" draw:z-index="4" draw:name="Vorm16" draw:style-name="gr1" draw:text-style-name="P105" svg:width="0.35cm" svg:height="0.35cm" draw:control="control5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73">O</text:span></text:span><text:span text:style-name="Strong_20_Emphasis"><text:span text:style-name="T75">p het scherm </text:span></text:span><text:span text:style-name="Strong_20_Emphasis"><text:span text:style-name="T242">Installatietype</text:span></text:span><text:span text:style-name="Strong_20_Emphasis"><text:span text:style-name="T190"> </text:span></text:span><text:span text:style-name="Strong_20_Emphasis"><text:span text:style-name="T191">selecteer</text:span></text:span><text:span text:style-name="Strong_20_Emphasis"><text:span text:style-name="T192"> </text:span></text:span><text:span text:style-name="Strong_20_Emphasis"><text:span text:style-name="T364">het gewenste </text:span></text:span><text:span text:style-name="Strong_20_Emphasis"><text:span text:style-name="T381">Installatie type</text:span></text:span><text:span text:style-name="Strong_20_Emphasis"><text:span text:style-name="T364">.</text:span></text:span></text:p>
          </table:table-cell>
        </table:table-row>
        <table:table-row table:style-name="TableLine94203546418352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86"><text:span text:style-name="Strong_20_Emphasis"><text:span text:style-name="T365">K</text:span></text:span><text:span text:style-name="Strong_20_Emphasis"><text:span text:style-name="T76">lik </text:span></text:span><text:span text:style-name="Strong_20_Emphasis"><text:span text:style-name="T77">op</text:span></text:span><text:span text:style-name="Strong_20_Emphasis"><text:span text:style-name="T76"> </text:span></text:span><text:span text:style-name="Strong_20_Emphasis"><text:span text:style-name="T233">I</text:span></text:span><text:span text:style-name="Strong_20_Emphasis"><text:span text:style-name="T234">nstalle</text:span></text:span><text:span text:style-name="Strong_20_Emphasis"><text:span text:style-name="T233">e</text:span></text:span><text:span text:style-name="Strong_20_Emphasis"><text:span text:style-name="T234">r </text:span></text:span><text:span text:style-name="Strong_20_Emphasis"><text:span text:style-name="T233">nu</text:span></text:span><text:span text:style-name="Strong_20_Emphasis"><text:span text:style-name="T76">, </text:span></text:span><text:span text:style-name="Strong_20_Emphasis"><text:span text:style-name="T96">of klik op </text:span></text:span><text:span text:style-name="Strong_20_Emphasis"><text:span text:style-name="T222">Verder</text:span></text:span><text:span text:style-name="Strong_20_Emphasis"><text:span text:style-name="T96"> en </text:span></text:span><text:span text:style-name="Strong_20_Emphasis"><text:span text:style-name="T176">c</text:span></text:span><text:span text:style-name="Strong_20_Emphasis"><text:span text:style-name="T78">ontroleer de </text:span></text:span><text:span text:style-name="Strong_20_Emphasis"><text:span text:style-name="T79">voorgestelde </text:span></text:span><text:span text:style-name="Strong_20_Emphasis"><text:span text:style-name="T78">schijfindelin</text:span></text:span><text:span text:style-name="Strong_20_Emphasis"><text:span text:style-name="T80">g,</text:span></text:span><text:span text:style-name="Strong_20_Emphasis"><text:span text:style-name="T78"> </text:span></text:span><text:span text:style-name="Strong_20_Emphasis"><text:span text:style-name="T81">kies de gewenste schijf, </text:span></text:span><text:span text:style-name="Strong_20_Emphasis"><text:span text:style-name="T80">en </text:span></text:span><text:span text:style-name="Strong_20_Emphasis"><text:span text:style-name="T204">k</text:span></text:span><text:span text:style-name="Strong_20_Emphasis"><text:span text:style-name="T205">lik op </text:span></text:span><text:span text:style-name="Strong_20_Emphasis"><text:span text:style-name="T233">I</text:span></text:span><text:span text:style-name="Strong_20_Emphasis"><text:span text:style-name="T234">nstalle</text:span></text:span><text:span text:style-name="Strong_20_Emphasis"><text:span text:style-name="T233">e</text:span></text:span><text:span text:style-name="Strong_20_Emphasis"><text:span text:style-name="T234">r </text:span></text:span><text:span text:style-name="Strong_20_Emphasis"><text:span text:style-name="T233">nu</text:span></text:span><text:span text:style-name="Strong_20_Emphasis"><text:span text:style-name="T205">.</text:span></text:span></text:p>
          </table:table-cell>
        </table:table-row>
        <table:table-row table:style-name="TableLine94203546418640">
          <table:table-cell table:style-name="_32_._5f_Installatie_5f_uitvoeren.A1" office:value-type="string">
            <text:p text:style-name="P75"><text:span text:style-name="Strong_20_Emphasis"><text:span text:style-name="T446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3">O</text:span></text:span><text:span text:style-name="Strong_20_Emphasis"><text:span text:style-name="T75">p het scherm </text:span></text:span><text:span text:style-name="Strong_20_Emphasis"><text:span text:style-name="T242">Wilt u deze aanpassingen wegschrijven naar de schijven? </text:span></text:span><text:span text:style-name="Strong_20_Emphasis"><text:span text:style-name="T82">controleer de </text:span></text:span><text:span text:style-name="Strong_20_Emphasis"><text:span text:style-name="T83">partities</text:span></text:span><text:span text:style-name="Strong_20_Emphasis"><text:span text:style-name="T82"> </text:span></text:span><text:span text:style-name="Strong_20_Emphasis"><text:span text:style-name="T84">die </text:span></text:span><text:span text:style-name="Strong_20_Emphasis"><text:span text:style-name="T85">geformatteerd</text:span></text:span><text:span text:style-name="Strong_20_Emphasis"><text:span text:style-name="T84"> worden </text:span></text:span><text:span text:style-name="Strong_20_Emphasis"><text:span text:style-name="T82">en </text:span></text:span><text:span text:style-name="Strong_20_Emphasis"><text:span text:style-name="T73">klik </text:span></text:span><text:span text:style-name="Strong_20_Emphasis"><text:span text:style-name="T76">op </text:span></text:span><text:span text:style-name="Strong_20_Emphasis"><text:span text:style-name="T229">Verder</text:span></text:span><text:span text:style-name="Strong_20_Emphasis"><text:span text:style-name="T76">.</text:span></text:span></text:p>
          </table:table-cell>
        </table:table-row>
        <table:table-row table:style-name="TableLine94203546418928"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203546419216">
          <table:table-cell table:style-name="_32_._5f_Installatie_5f_uitvoeren.A1" office:value-type="string">
            <text:p text:style-name="P57"><text:span text:style-name="Strong_20_Emphasis"><text:span text:style-name="T446"><text:s/></text:span></text:span><text:span text:style-name="T119"><draw:control text:anchor-type="as-char" draw:z-index="5" draw:name="Vorm19" draw:style-name="gr1" draw:text-style-name="P105" svg:width="0.35cm" svg:height="0.35cm" draw:control="control6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66">O</text:span></text:span><text:span text:style-name="Strong_20_Emphasis"><text:span text:style-name="T367">p </text:span></text:span><text:span text:style-name="Strong_20_Emphasis"><text:span text:style-name="T368">het </text:span></text:span><text:span text:style-name="Strong_20_Emphasis"><text:span text:style-name="T369">scherm </text:span></text:span><text:span text:style-name="Strong_20_Emphasis"><text:span text:style-name="T382">Waar bevindt u zich?</text:span></text:span><text:span text:style-name="Strong_20_Emphasis"><text:span text:style-name="T369"> </text:span></text:span><text:span text:style-name="Strong_20_Emphasis"><text:span text:style-name="T370">controleer </text:span></text:span><text:span text:style-name="Strong_20_Emphasis"><text:span text:style-name="T371">de </text:span></text:span><text:span text:style-name="Strong_20_Emphasis"><text:span text:style-name="T370">locatie en </text:span></text:span><text:span text:style-name="Strong_20_Emphasis"><text:span text:style-name="T366">klik </text:span></text:span><text:span text:style-name="Strong_20_Emphasis"><text:span text:style-name="T369">op </text:span></text:span><text:span text:style-name="Strong_20_Emphasis"><text:span text:style-name="T382">Verder</text:span></text:span><text:span text:style-name="Strong_20_Emphasis"><text:span text:style-name="T369">.</text:span></text:span></text:p>
          </table:table-cell>
        </table:table-row>
        <table:table-row table:style-name="TableLine94203546419504">
          <table:table-cell table:style-name="_32_._5f_Installatie_5f_uitvoeren.A1" office:value-type="string">
            <text:p text:style-name="P57"><text:span text:style-name="Strong_20_Emphasis"><text:span text:style-name="T446"/></text:span></text:p>
          </table:table-cell>
          <table:table-cell table:style-name="_32_._5f_Installatie_5f_uitvoeren.A1" office:value-type="string">
            <text:p text:style-name="P6"><text:span text:style-name="T383">Op </text:span><text:span text:style-name="T384">het </text:span><text:span text:style-name="T382">scherm </text:span><text:span text:style-name="Strong_20_Emphasis"><text:span text:style-name="T382">Wie bent u?</text:span></text:span><text:span text:style-name="T382"> </text:span><text:span text:style-name="T383">vul </text:span><text:span text:style-name="T385">in </text:span><text:span text:style-name="Strong_20_Emphasis"><text:span text:style-name="T386">Uw n</text:span></text:span><text:span text:style-name="Strong_20_Emphasis"><text:span text:style-name="T387">aam</text:span></text:span><text:span text:style-name="Strong_20_Emphasis"><text:span text:style-name="T372"> </text:span></text:span><text:span text:style-name="Definition"><text:span text:style-name="T448">gebruiker</text:span></text:span><text:span text:style-name="Strong_20_Emphasis"><text:span text:style-name="T373">, <text:line-break/></text:span></text:span><text:span text:style-name="Strong_20_Emphasis"><text:span text:style-name="T387">Naam </text:span></text:span><text:span text:style-name="Strong_20_Emphasis"><text:span text:style-name="T386">van uw </text:span></text:span><text:span text:style-name="Strong_20_Emphasis"><text:span text:style-name="T388">computer</text:span></text:span><text:span text:style-name="Definition"><text:span text:style-name="T444"> </text:span></text:span><text:span text:style-name="Definition"><text:span text:style-name="T448">computernaam</text:span></text:span><text:span text:style-name="Strong_20_Emphasis"><text:span text:style-name="T372">,<text:line-break/></text:span></text:span><text:span text:style-name="Strong_20_Emphasis"><text:span text:style-name="T386">Kies een g</text:span></text:span><text:span text:style-name="Strong_20_Emphasis"><text:span text:style-name="T388">ebruikersnaam</text:span></text:span><text:span text:style-name="Strong_20_Emphasis"><text:span text:style-name="T372"> </text:span></text:span><text:span text:style-name="Definition"><text:span text:style-name="T448">gebruikersnaam</text:span></text:span><text:span text:style-name="Strong_20_Emphasis"><text:span text:style-name="T372">,<text:line-break/></text:span></text:span><text:span text:style-name="Strong_20_Emphasis"><text:span text:style-name="T374">g</text:span></text:span><text:span text:style-name="Strong_20_Emphasis"><text:span text:style-name="T363">eef tweemaal een </text:span></text:span><text:span text:style-name="Strong_20_Emphasis"><text:span text:style-name="T380">wachtwoord</text:span></text:span><text:span text:style-name="Strong_20_Emphasis"><text:span text:style-name="T363">,</text:span></text:span><text:span text:style-name="Strong_20_Emphasis"><text:span text:style-name="T377"> </text:span></text:span><text:span text:style-name="Strong_20_Emphasis"><text:span text:style-name="T378">en</text:span></text:span><text:span text:style-name="Strong_20_Emphasis"><text:span text:style-name="T377"> </text:span></text:span><text:span text:style-name="Strong_20_Emphasis"><text:span text:style-name="T379">k</text:span></text:span><text:span text:style-name="Strong_20_Emphasis"><text:span text:style-name="T363">lik op </text:span></text:span><text:span text:style-name="Strong_20_Emphasis"><text:span text:style-name="T380">Verder</text:span></text:span><text:span text:style-name="Strong_20_Emphasis"><text:span text:style-name="T363">.</text:span></text:span></text:p>
          </table:table-cell>
        </table:table-row>
        <table:table-row table:style-name="TableLine94203546419792"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203546420080">
          <table:table-cell table:style-name="_32_._5f_Installatie_5f_uitvoeren.A1" office:value-type="string">
            <text:p text:style-name="P57"><text:span text:style-name="Strong_20_Emphasis"><text:span text:style-name="T446"><text:s/></text:span></text:span><text:span text:style-name="T119"><draw:control text:anchor-type="as-char" draw:z-index="6" draw:name="Vorm21" draw:style-name="gr1" draw:text-style-name="P105" svg:width="0.35cm" svg:height="0.35cm" draw:control="control7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75">O</text:span></text:span><text:span text:style-name="Strong_20_Emphasis"><text:span text:style-name="T376">p het scherm </text:span></text:span><text:span text:style-name="Strong_20_Emphasis"><text:span text:style-name="T389">Installatie voltooid</text:span></text:span><text:span text:style-name="Strong_20_Emphasis"><text:span text:style-name="T376"> </text:span></text:span><text:span text:style-name="Strong_20_Emphasis"><text:span text:style-name="T375">klik </text:span></text:span><text:span text:style-name="Strong_20_Emphasis"><text:span text:style-name="T363">op </text:span></text:span><text:span text:style-name="Strong_20_Emphasis"><text:span text:style-name="T380">Nu herstarten</text:span></text:span><text:span text:style-name="Strong_20_Emphasis"><text:span text:style-name="T363">.</text:span></text:span></text:p>
          </table:table-cell>
        </table:table-row>
        <table:table-row table:style-name="TableLine94203546420368"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203546420656">
          <table:table-cell table:style-name="_32_._5f_Installatie_5f_uitvoeren.A1" office:value-type="string">
            <text:p text:style-name="P57"><text:span text:style-name="Strong_20_Emphasis"><text:span text:style-name="T119"><text:s/></text:span></text:span><text:span text:style-name="Strong_20_Emphasis"><text:span text:style-name="T168"><draw:control text:anchor-type="as-char" draw:z-index="7" draw:name="Vorm22" draw:style-name="gr1" draw:text-style-name="P105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193">Verwijder </text:span></text:span><text:span text:style-name="Strong_20_Emphasis"><text:span text:style-name="T194">het </text:span></text:span><text:span text:style-name="Strong_20_Emphasis"><text:span text:style-name="T193">installatiemedium (</text:span></text:span><text:span text:style-name="Strong_20_Emphasis"><text:span text:style-name="T195">USB-stick of </text:span></text:span><text:span text:style-name="Strong_20_Emphasis"><text:span text:style-name="T174">C</text:span></text:span><text:span text:style-name="Strong_20_Emphasis"><text:span text:style-name="T195">D</text:span></text:span><text:span text:style-name="Strong_20_Emphasis"><text:span text:style-name="T53"><text:note-ref text:note-class="footnote" text:reference-format="text" text:ref-name="ftn7">3</text:note-ref></text:span></text:span><text:span text:style-name="Strong_20_Emphasis"><text:span text:style-name="T193">) </text:span></text:span><text:span text:style-name="Strong_20_Emphasis"><text:span text:style-name="T196">en</text:span></text:span><text:span text:style-name="Strong_20_Emphasis"><text:span text:style-name="T193"> </text:span></text:span><text:span text:style-name="Strong_20_Emphasis"><text:span text:style-name="T197">druk </text:span></text:span><text:span text:style-name="Strong_20_Emphasis"><text:span text:style-name="T198">op</text:span></text:span><text:span text:style-name="Strong_20_Emphasis"><text:span text:style-name="T197"> </text:span></text:span><text:span text:style-name="Strong_20_Emphasis"><text:span text:style-name="T172">de </text:span></text:span><text:span text:style-name="Strong_20_Emphasis"><text:span text:style-name="T173">Enter</text:span></text:span><text:span text:style-name="Strong_20_Emphasis"><text:span text:style-name="T172">-toets</text:span></text:span><text:span text:style-name="Strong_20_Emphasis"><text:span text:style-name="T199">.</text:span></text:span></text:p>
          </table:table-cell>
        </table:table-row>
      </table:table>
      <text:p text:style-name="P49"><text:span text:style-name="Strong_20_Emphasis"><text:span text:style-name="T197"/></text:span></text:p>
      <text:list xml:id="list181317468569335" text:continue-numbering="true" text:style-name="L1">
        <text:list-item>
          <text:p text:style-name="P99"><text:span text:style-name="Strong_20_Emphasis"><text:span text:style-name="T243">Installatie </text:span></text:span><text:span text:style-name="Strong_20_Emphasis"><text:span text:style-name="T244">afronden</text:span></text:span></text:p>
        </text:list-item>
      </text:list>
      <text:p text:style-name="P53"><text:span text:style-name="Strong_20_Emphasis"><text:span text:style-name="T8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203546265792">
          <table:table-cell table:style-name="_33_._5f_Installatie_5f_afronden.A1" office:value-type="string">
            <text:p text:style-name="P58"><text:span text:style-name="Strong_20_Emphasis"><text:span text:style-name="T119"><text:s/></text:span></text:span><text:span text:style-name="Strong_20_Emphasis"><text:span text:style-name="T168"><draw:control text:anchor-type="as-char" draw:z-index="8" draw:name="Vorm24" draw:style-name="gr1" draw:text-style-name="P105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86">Aanmelden als </text:span></text:span><text:span text:style-name="Definition"><text:span text:style-name="T440">gebruiker</text:span></text:span><text:span text:style-name="Strong_20_Emphasis"><text:span text:style-name="T86">.</text:span></text:span></text:p>
          </table:table-cell>
        </table:table-row>
        <table:table-row table:style-name="TableLine94203546583856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56"><text:span text:style-name="Strong_20_Emphasis"><text:span text:style-name="T200"/></text:span></text:p>
          </table:table-cell>
        </table:table-row>
        <table:table-row table:style-name="TableLine94203546469840">
          <table:table-cell table:style-name="_33_._5f_Installatie_5f_afronden.A1" office:value-type="string">
            <text:p text:style-name="P58"><text:span text:style-name="Strong_20_Emphasis"><text:span text:style-name="T119"><text:s/></text:span></text:span><text:span text:style-name="Strong_20_Emphasis"><text:span text:style-name="T168"><draw:control text:anchor-type="as-char" draw:z-index="9" draw:name="Vorm25" draw:style-name="gr1" draw:text-style-name="P105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73">O</text:span></text:span><text:span text:style-name="Strong_20_Emphasis"><text:span text:style-name="T75">p </text:span></text:span><text:span text:style-name="Strong_20_Emphasis"><text:span text:style-name="T87">de schermen volg de aanwijzingen en klik op </text:span></text:span><text:span text:style-name="Strong_20_Emphasis"><text:span text:style-name="T223">Overslaan</text:span></text:span><text:span text:style-name="Strong_20_Emphasis"><text:span text:style-name="T99"> en </text:span></text:span><text:span text:style-name="Strong_20_Emphasis"><text:span text:style-name="T245">Volgende</text:span></text:span><text:span text:style-name="Strong_20_Emphasis"><text:span text:style-name="T200">.</text:span></text:span></text:p>
          </table:table-cell>
        </table:table-row>
        <table:table-row table:style-name="TableLine94203546650896">
          <table:table-cell table:style-name="_33_._5f_Installatie_5f_afronden.A1" office:value-type="string">
            <text:p text:style-name="P58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73">O</text:span></text:span><text:span text:style-name="Strong_20_Emphasis"><text:span text:style-name="T75">p het </text:span></text:span><text:span text:style-name="Strong_20_Emphasis"><text:span text:style-name="T87">laatste </text:span></text:span><text:span text:style-name="Strong_20_Emphasis"><text:span text:style-name="T75">scherm </text:span></text:span><text:span text:style-name="Strong_20_Emphasis"><text:span text:style-name="T246">Klaar om te beginnen </text:span></text:span><text:span text:style-name="Strong_20_Emphasis"><text:span text:style-name="T200">klik op </text:span></text:span><text:span text:style-name="Strong_20_Emphasis"><text:span text:style-name="T245">Vol</text:span></text:span><text:span text:style-name="Strong_20_Emphasis"><text:span text:style-name="T247">tooid</text:span></text:span><text:span text:style-name="Strong_20_Emphasis"><text:span text:style-name="T200">.</text:span></text:span></text:p>
          </table:table-cell>
        </table:table-row>
        <table:table-row table:style-name="TableLine94203546644848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TableLine94203546650416">
          <table:table-cell table:style-name="_33_._5f_Installatie_5f_afronden.A1" office:value-type="string">
            <text:p text:style-name="P58"><text:span text:style-name="Strong_20_Emphasis"><text:span text:style-name="T119"><text:s/></text:span></text:span><text:span text:style-name="Strong_20_Emphasis"><text:span text:style-name="T168"><draw:control text:anchor-type="as-char" draw:z-index="10" draw:name="Vorm27" draw:style-name="gr1" draw:text-style-name="P105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88">Voeg </text:span></text:span><text:span text:style-name="Strong_20_Emphasis"><text:span text:style-name="T89">eventuele </text:span></text:span><text:span text:style-name="Strong_20_Emphasis"><text:span text:style-name="T90">extra </text:span></text:span><text:span text:style-name="Strong_20_Emphasis"><text:span text:style-name="T224">Standaard</text:span></text:span><text:span text:style-name="Strong_20_Emphasis"><text:span text:style-name="T100"> of </text:span></text:span><text:span text:style-name="Strong_20_Emphasis"><text:span text:style-name="T224">Beheerder</text:span></text:span><text:span text:style-name="Strong_20_Emphasis"><text:span text:style-name="T90"> </text:span></text:span><text:span text:style-name="Definition"><text:span text:style-name="T5">gebruiker</text:span></text:span><text:span text:style-name="Strong_20_Emphasis"><text:span text:style-name="T201">s</text:span></text:span><text:span text:style-name="Strong_20_Emphasis"><text:span text:style-name="T203"> </text:span></text:span><text:span text:style-name="Strong_20_Emphasis"><text:span text:style-name="T202">toe </text:span></text:span><text:span text:style-name="Strong_20_Emphasis"><text:span text:style-name="T121">via </text:span></text:span><text:span text:style-name="Strong_20_Emphasis"><text:span text:style-name="T131">een </text:span></text:span><text:span text:style-name="Strong_20_Emphasis"><text:span text:style-name="T137">druk op de </text:span></text:span><text:span text:style-name="Strong_20_Emphasis"><text:span text:style-name="T134">Super</text:span></text:span><text:span text:style-name="Strong_20_Emphasis"><text:span text:style-name="T137">-toets</text:span></text:span><text:span text:style-name="Strong_20_Emphasis"><text:span text:style-name="T137"><text:note text:id="ftn8" text:note-class="footnote"><text:note-citation>1</text:note-citation><text:note-body><text:p text:style-name="P47"><text:span text:style-name="T300">De </text:span><text:span text:style-name="T301">Super</text:span><text:span text:style-name="T300">-toets is de Windows</text:span><text:span text:style-name="T302">-</text:span><text:span text:style-name="T303">toets</text:span><text:span text:style-name="T300">, </text:span><text:span text:style-name="T302">C</text:span><text:span text:style-name="T300">ommand-</text:span><text:span text:style-name="T303">toets</text:span><text:span text:style-name="T300">, of </text:span><text:span text:style-name="T302">V</text:span><text:span text:style-name="T300">ergrootglas-toets.</text:span></text:p></text:note-body></text:note></text:span></text:span><text:span text:style-name="Strong_20_Emphasis"><text:span text:style-name="T131">, </text:span></text:span><text:span text:style-name="Strong_20_Emphasis"><text:span text:style-name="T144">t</text:span></text:span><text:span text:style-name="Strong_20_Emphasis"><text:span text:style-name="T136">yp </text:span></text:span><text:span text:style-name="Strong_20_Emphasis"><text:span text:style-name="T212">geb</text:span></text:span><text:span text:style-name="Strong_20_Emphasis"><text:span text:style-name="T213">r</text:span></text:span><text:span text:style-name="Strong_20_Emphasis"><text:span text:style-name="T137"> </text:span></text:span><text:span text:style-name="Strong_20_Emphasis"><text:span text:style-name="T145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</text:span></text:span><text:span text:style-name="Strong_20_Emphasis"><text:span text:style-name="T146">bij </text:span></text:span><text:span text:style-name="Strong_20_Emphasis"><text:span text:style-name="T230">Instellingen </text:span></text:span><text:span text:style-name="Strong_20_Emphasis"><text:span text:style-name="T147">rechts o</text:span></text:span><text:span text:style-name="Strong_20_Emphasis"><text:span text:style-name="T121">p </text:span></text:span><text:span text:style-name="Strong_20_Emphasis"><text:span text:style-name="T231">Gebruikers</text:span></text:span><text:span text:style-name="Strong_20_Emphasis"><text:span text:style-name="T148">.</text:span></text:span></text:p>
          </table:table-cell>
        </table:table-row>
        <table:table-row table:style-name="TableLine94203546647728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74"><text:span text:style-name="Strong_20_Emphasis"><text:span text:style-name="T175">Klik links</text:span></text:span><text:span text:style-name="Strong_20_Emphasis"><text:span text:style-name="T206"> </text:span></text:span><text:span text:style-name="Strong_20_Emphasis"><text:span text:style-name="T149">op </text:span></text:span><text:span text:style-name="Strong_20_Emphasis"><text:span text:style-name="T214">Ontgrendelen</text:span></text:span><text:span text:style-name="Strong_20_Emphasis"><text:span text:style-name="T149"> </text:span></text:span><text:span text:style-name="Strong_20_Emphasis"><text:span text:style-name="T150">en daarna op </text:span></text:span><text:span text:style-name="Strong_20_Emphasis"><text:span text:style-name="T253">Gebruik</text:span></text:span><text:span text:style-name="Strong_20_Emphasis"><text:span text:style-name="T254">er</text:span></text:span><text:span text:style-name="Strong_20_Emphasis"><text:span text:style-name="T253"> toevoegen</text:span></text:span><text:span text:style-name="Strong_20_Emphasis"><text:span text:style-name="T150">.</text:span></text:span></text:p>
          </table:table-cell>
        </table:table-row>
        <table:table-row table:style-name="TableLine94203546585712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74"><text:span text:style-name="Strong_20_Emphasis"><text:span text:style-name="T206">Sluit </text:span></text:span><text:span text:style-name="Strong_20_Emphasis"><text:span text:style-name="T253">Gebruiker toevoegen</text:span></text:span><text:span text:style-name="Strong_20_Emphasis"><text:span text:style-name="T150">.</text:span></text:span></text:p>
          </table:table-cell>
        </table:table-row>
        <table:table-row table:style-name="TableLine94203546588320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TableLine94203546649344">
          <table:table-cell table:style-name="_33_._5f_Installatie_5f_afronden.A1" office:value-type="string">
            <text:p text:style-name="P41"><text:span text:style-name="Strong_20_Emphasis"><text:span text:style-name="T107"><text:s/></text:span></text:span><text:span text:style-name="Strong_20_Emphasis"><text:span text:style-name="T167"><draw:control text:anchor-type="as-char" draw:z-index="24" draw:name="Vorm 2" draw:style-name="gr1" draw:text-style-name="P105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1"><text:span text:style-name="Strong_20_Emphasis"><text:span text:style-name="T178">Controleer </text:span></text:span><text:span text:style-name="Strong_20_Emphasis"><text:span text:style-name="T179">of er </text:span></text:span><text:span text:style-name="Strong_20_Emphasis"><text:span text:style-name="T180">extra stuurprogramma's zijn</text:span></text:span><text:span text:style-name="Strong_20_Emphasis"><text:span text:style-name="T179"> </text:span></text:span><text:span text:style-name="Strong_20_Emphasis"><text:span text:style-name="T181">via </text:span></text:span><text:span text:style-name="Strong_20_Emphasis"><text:span text:style-name="T108">een </text:span></text:span><text:span text:style-name="Strong_20_Emphasis"><text:span text:style-name="T109">druk</text:span></text:span><text:span text:style-name="Strong_20_Emphasis"><text:span text:style-name="T108"> op</text:span></text:span><text:span text:style-name="Strong_20_Emphasis"><text:span text:style-name="T110"> de </text:span></text:span><text:span text:style-name="Strong_20_Emphasis"><text:span text:style-name="T111">Super</text:span></text:span><text:span text:style-name="Strong_20_Emphasis"><text:span text:style-name="T110">-toets</text:span></text:span><text:span text:style-name="Strong_20_Emphasis"><text:span text:style-name="T52"><text:note-ref text:note-class="footnote" text:reference-format="text" text:ref-name="ftn8">1</text:note-ref></text:span></text:span><text:span text:style-name="Strong_20_Emphasis"><text:span text:style-name="T108">, </text:span></text:span><text:span text:style-name="Strong_20_Emphasis"><text:span text:style-name="T112">t</text:span></text:span><text:span text:style-name="Strong_20_Emphasis"><text:span text:style-name="T113">yp </text:span></text:span><text:span text:style-name="Strong_20_Emphasis"><text:span text:style-name="T218">stuu</text:span></text:span><text:span text:style-name="Strong_20_Emphasis"><text:span text:style-name="T114"> </text:span></text:span><text:span text:style-name="Strong_20_Emphasis"><text:span text:style-name="T115">e</text:span></text:span><text:span text:style-name="Strong_20_Emphasis"><text:span text:style-name="T116">n </text:span></text:span><text:span text:style-name="Strong_20_Emphasis"><text:span text:style-name="T117">k</text:span></text:span><text:span text:style-name="Strong_20_Emphasis"><text:span text:style-name="T116">lik op het pictogram van</text:span></text:span><text:span text:style-name="Strong_20_Emphasis"><text:span text:style-name="T118"> </text:span></text:span><text:span text:style-name="Strong_20_Emphasis"><text:span text:style-name="T219">Ex</text:span></text:span><text:span text:style-name="Strong_20_Emphasis"><text:span text:style-name="T220">tra stuurprogramma's</text:span></text:span><text:span text:style-name="Strong_20_Emphasis"><text:span text:style-name="T108">.</text:span></text:span></text:p>
          </table:table-cell>
        </table:table-row>
        <table:table-row table:style-name="TableLine94203546622960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2"><text:span text:style-name="T41">Selecteer </text:span><text:span text:style-name="T42">de gewenste stuurprogramma'</text:span><text:span text:style-name="T43">s</text:span><text:span text:style-name="T42"> en </text:span><text:span text:style-name="T41">klik op </text:span><text:span text:style-name="T44">Wijzigingen doorvoeren</text:span><text:span text:style-name="T41">.</text:span></text:p>
          </table:table-cell>
        </table:table-row>
        <table:table-row table:style-name="TableLine94203546645248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TableLine94203546529408">
          <table:table-cell table:style-name="_33_._5f_Installatie_5f_afronden.A1" office:value-type="string">
            <text:p text:style-name="P58"><text:span text:style-name="Strong_20_Emphasis"><text:span text:style-name="T119"><text:s/></text:span></text:span><text:span text:style-name="Strong_20_Emphasis"><text:span text:style-name="T168"><draw:control text:anchor-type="as-char" draw:z-index="11" draw:name="Vorm29" draw:style-name="gr1" draw:text-style-name="P105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91">Controleer </text:span></text:span><text:span text:style-name="Strong_20_Emphasis"><text:span text:style-name="T92">of er updates zijn </text:span></text:span><text:span text:style-name="Strong_20_Emphasis"><text:span text:style-name="T93">via </text:span></text:span><text:span text:style-name="Strong_20_Emphasis"><text:span text:style-name="T131">een </text:span></text:span><text:span text:style-name="Strong_20_Emphasis"><text:span text:style-name="T151">druk</text:span></text:span><text:span text:style-name="Strong_20_Emphasis"><text:span text:style-name="T131"> op</text:span></text:span><text:span text:style-name="Strong_20_Emphasis"><text:span text:style-name="T152"> de </text:span></text:span><text:span text:style-name="Strong_20_Emphasis"><text:span text:style-name="T134">Super</text:span></text:span><text:span text:style-name="Strong_20_Emphasis"><text:span text:style-name="T152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31">, </text:span></text:span><text:span text:style-name="Strong_20_Emphasis"><text:span text:style-name="T144">t</text:span></text:span><text:span text:style-name="Strong_20_Emphasis"><text:span text:style-name="T136">yp </text:span></text:span><text:span text:style-name="Strong_20_Emphasis"><text:span text:style-name="T215">upd</text:span></text:span><text:span text:style-name="Strong_20_Emphasis"><text:span text:style-name="T137"> </text:span></text:span><text:span text:style-name="Strong_20_Emphasis"><text:span text:style-name="T145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op het pictogram van </text:span></text:span><text:span text:style-name="Strong_20_Emphasis"><text:span text:style-name="T255">Updatebeheer</text:span></text:span><text:span text:style-name="Strong_20_Emphasis"><text:span text:style-name="T152">.</text:span></text:span></text:p>
          </table:table-cell>
        </table:table-row>
        <table:table-row table:style-name="TableLine94203546563280">
          <table:table-cell table:style-name="_33_._5f_Installatie_5f_afronden.A1" office:value-type="string">
            <text:p text:style-name="P58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56"><text:span text:style-name="T354">Als</text:span><text:span text:style-name="T355"> </text:span><text:span text:style-name="T356">er </text:span><text:span text:style-name="T355">updates beschikbaar zijn, k</text:span><text:span text:style-name="T357">lik op </text:span><text:span text:style-name="Strong_20_Emphasis"><text:span text:style-name="T357">Nu installeren</text:span></text:span><text:span text:style-name="T357">.</text:span></text:p>
          </table:table-cell>
        </table:table-row>
        <table:table-row table:style-name="TableLine94203546462640">
          <table:table-cell table:style-name="_33_._5f_Installatie_5f_afronden.A1" office:value-type="string">
            <text:p text:style-name="P58"><text:span text:style-name="Strong_20_Emphasis"><text:span text:style-name="T168"/></text:span></text:p>
          </table:table-cell>
          <table:table-cell table:style-name="_33_._5f_Installatie_5f_afronden.A1" office:value-type="string">
            <text:p text:style-name="P56"><text:span text:style-name="T358">A</text:span><text:span text:style-name="T446">ls </text:span><text:span text:style-name="Strong_20_Emphasis"><text:span text:style-name="T359">Updatebeheer </text:span></text:span><text:span text:style-name="T446">hierom vraagt, </text:span><text:span text:style-name="T449">h</text:span><text:span text:style-name="T446">erstart </text:span><text:span text:style-name="T450">de</text:span><text:span text:style-name="T446"> computer </text:span><text:span text:style-name="T451">en daarna weer aanmelden als </text:span><text:span text:style-name="Definition"><text:span text:style-name="T443">gebruiker</text:span></text:span><text:span text:style-name="T446">.</text:span></text:p>
          </table:table-cell>
        </table:table-row>
        <table:table-row table:style-name="TableLine94203546614528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TableLine94203546603536">
          <table:table-cell table:style-name="_33_._5f_Installatie_5f_afronden.A1" office:value-type="string">
            <text:p text:style-name="P57"><text:span text:style-name="Strong_20_Emphasis"><text:span text:style-name="T119"><text:s/></text:span></text:span><text:span text:style-name="Strong_20_Emphasis"><text:span text:style-name="T168"><draw:control text:anchor-type="as-char" draw:z-index="18" draw:name="Vorm4_1" draw:style-name="gr1" draw:text-style-name="P105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119">Installeer </text:span></text:span><text:span text:style-name="Strong_20_Emphasis"><text:span text:style-name="T120">pakket kz</text:span></text:span><text:span text:style-name="Strong_20_Emphasis"><text:span text:style-name="T119"> </text:span></text:span><text:span text:style-name="Strong_20_Emphasis"><text:span text:style-name="T121">via </text:span></text:span><text:span text:style-name="Strong_20_Emphasis"><text:span text:style-name="T123">het </text:span></text:span><text:span text:style-name="Strong_20_Emphasis"><text:span text:style-name="T124">s</text:span></text:span><text:span text:style-name="Strong_20_Emphasis"><text:span text:style-name="T121">tart</text:span></text:span><text:span text:style-name="Strong_20_Emphasis"><text:span text:style-name="T123">en van</text:span></text:span><text:span text:style-name="Strong_20_Emphasis"><text:span text:style-name="T125"> </text:span></text:span><text:span text:style-name="Strong_20_Emphasis"><text:span text:style-name="T209">Terminalvenster</text:span></text:span><text:span text:style-name="Strong_20_Emphasis"><text:span text:style-name="T121"> met toetscombinatie <text:line-break/></text:span></text:span><text:span text:style-name="Strong_20_Emphasis"><text:span text:style-name="T122">Ctrl</text:span></text:span><text:span text:style-name="Strong_20_Emphasis"><text:span text:style-name="T121"> </text:span></text:span><text:span text:style-name="Strong_20_Emphasis"><text:span text:style-name="T122">Alt</text:span></text:span><text:span text:style-name="Strong_20_Emphasis"><text:span text:style-name="T121"> </text:span></text:span><text:span text:style-name="Strong_20_Emphasis"><text:span text:style-name="T122">T</text:span></text:span><text:span text:style-name="Strong_20_Emphasis"><text:span text:style-name="T123">. </text:span></text:span></text:p>
          </table:table-cell>
        </table:table-row>
        <table:table-row table:style-name="TableLine94203546641008">
          <table:table-cell table:style-name="_33_._5f_Installatie_5f_afronden.A1" office:value-type="string">
            <text:p text:style-name="P62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67"><text:span text:style-name="T452">Typ</text:span><text:span text:style-name="Strong_20_Emphasis"><text:span text:style-name="T126">, of </text:span></text:span><text:span text:style-name="Strong_20_Emphasis"><text:span text:style-name="T123">kopieer en plak, de</text:span></text:span><text:span text:style-name="Strong_20_Emphasis"><text:span text:style-name="T153">z</text:span></text:span><text:span text:style-name="Strong_20_Emphasis"><text:span text:style-name="T123">e </text:span></text:span><text:span text:style-name="Strong_20_Emphasis"><text:span text:style-name="T128">twee </text:span></text:span><text:span text:style-name="Strong_20_Emphasis"><text:span text:style-name="T123">opdrachten, ieder gevolgd door de </text:span></text:span><text:span text:style-name="Strong_20_Emphasis"><text:span text:style-name="T122">Enter</text:span></text:span><text:span text:style-name="Strong_20_Emphasis"><text:span text:style-name="T121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203546643456"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78"><text:span text:style-name="T446">V</text:span><text:span text:style-name="Strong_20_Emphasis"><text:span text:style-name="T129">olg </text:span></text:span><text:span text:style-name="Strong_20_Emphasis"><text:span text:style-name="T130">de aanwijzingen op het scherm.</text:span></text:span></text:p>
          </table:table-cell>
        </table:table-row>
        <table:table-row table:style-name="TableLine94203546644240"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203546456384">
          <table:table-cell table:style-name="_33_._5f_Installatie_5f_afronden.A1" office:value-type="string">
            <text:p text:style-name="P58"><text:span text:style-name="Strong_20_Emphasis"><text:span text:style-name="T119"><text:s/></text:span></text:span><text:span text:style-name="Strong_20_Emphasis"><text:span text:style-name="T168"><draw:control text:anchor-type="as-char" draw:z-index="12" draw:name="Vorm37" draw:style-name="gr1" draw:text-style-name="P105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154">Rond de</text:span></text:span><text:span text:style-name="Strong_20_Emphasis"><text:span text:style-name="T155"> installatie </text:span></text:span><text:span text:style-name="Strong_20_Emphasis"><text:span text:style-name="T154">af</text:span></text:span><text:span text:style-name="Strong_20_Emphasis"><text:span text:style-name="T154"><text:note text:id="ftn9" text:note-class="footnote"><text:note-citation>2</text:note-citation><text:note-body><text:p text:style-name="Footnote">De installatie kan nagelopen worden met bestand <text:span text:style-name="T462">Apps</text:span> in map <text:span text:style-name="T462">kz</text:span> in <text:span text:style-name="T462">Documenten</text:span>.</text:p></text:note-body></text:note></text:span></text:span><text:span text:style-name="Strong_20_Emphasis"><text:span text:style-name="T154"> </text:span></text:span><text:span text:style-name="Strong_20_Emphasis"><text:span text:style-name="T121">via </text:span></text:span><text:span text:style-name="Strong_20_Emphasis"><text:span text:style-name="T156">een</text:span></text:span><text:span text:style-name="Strong_20_Emphasis"><text:span text:style-name="T157"> druk</text:span></text:span><text:span text:style-name="Strong_20_Emphasis"><text:span text:style-name="T156"> op</text:span></text:span><text:span text:style-name="Strong_20_Emphasis"><text:span text:style-name="T152"> de </text:span></text:span><text:span text:style-name="Strong_20_Emphasis"><text:span text:style-name="T134">Super</text:span></text:span><text:span text:style-name="Strong_20_Emphasis"><text:span text:style-name="T152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31">, </text:span></text:span><text:span text:style-name="Strong_20_Emphasis"><text:span text:style-name="T144">t</text:span></text:span><text:span text:style-name="Strong_20_Emphasis"><text:span text:style-name="T136">yp </text:span></text:span><text:span text:style-name="Strong_20_Emphasis"><text:span text:style-name="T216">men</text:span></text:span><text:span text:style-name="Strong_20_Emphasis"><text:span text:style-name="T211">u</text:span></text:span><text:span text:style-name="Strong_20_Emphasis"><text:span text:style-name="T137"> </text:span></text:span><text:span text:style-name="Strong_20_Emphasis"><text:span text:style-name="T145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op het pictogram van </text:span></text:span><text:span text:style-name="Strong_20_Emphasis"><text:span text:style-name="T248">Installatiem</text:span></text:span><text:span text:style-name="Strong_20_Emphasis"><text:span text:style-name="T249">enu</text:span></text:span><text:span text:style-name="Strong_20_Emphasis"><text:span text:style-name="T137">.</text:span></text:span></text:p>
          </table:table-cell>
        </table:table-row>
        <table:table-row table:style-name="TableLine94203546457168">
          <table:table-cell table:style-name="_33_._5f_Installatie_5f_afronden.A1" office:value-type="string">
            <text:p text:style-name="P58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58">K</text:span></text:span><text:span text:style-name="Strong_20_Emphasis"><text:span text:style-name="T141">ie</text:span></text:span><text:span text:style-name="Strong_20_Emphasis"><text:span text:style-name="T142">s </text:span></text:span><text:span text:style-name="Strong_20_Emphasis"><text:span text:style-name="T256">3</text:span></text:span><text:span text:style-name="Strong_20_Emphasis"><text:span text:style-name="T207"> </text:span></text:span><text:span text:style-name="Strong_20_Emphasis"><text:span text:style-name="T257">Installatie</text:span></text:span><text:span text:style-name="Strong_20_Emphasis"><text:span text:style-name="T258"> </text:span></text:span><text:span text:style-name="Strong_20_Emphasis"><text:span text:style-name="T259">afronden</text:span></text:span><text:span text:style-name="Strong_20_Emphasis"><text:span text:style-name="T158"> </text:span></text:span><text:span text:style-name="Strong_20_Emphasis"><text:span text:style-name="T143">en </text:span></text:span><text:span text:style-name="Strong_20_Emphasis"><text:span text:style-name="T159">v</text:span></text:span><text:span text:style-name="Strong_20_Emphasis"><text:span text:style-name="T130">olg de aanwijzingen op het scherm.</text:span></text:span></text:p>
          </table:table-cell>
        </table:table-row>
        <table:table-row table:style-name="TableLine94203546610240"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79"/>
          </table:table-cell>
        </table:table-row>
        <table:table-row table:style-name="TableLine94203546611024">
          <table:table-cell table:style-name="_33_._5f_Installatie_5f_afronden.A1" office:value-type="string">
            <text:p text:style-name="P88"><text:span text:style-name="Strong_20_Emphasis"><text:span text:style-name="T119"><text:s/></text:span></text:span><text:span text:style-name="Strong_20_Emphasis"><text:span text:style-name="T168"><draw:control text:anchor-type="as-char" draw:z-index="23" draw:name="Vorm 1" draw:style-name="gr1" draw:text-style-name="P105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7">Herstart de computer.</text:p>
          </table:table-cell>
        </table:table-row>
      </table:table>
      <text:p text:style-name="P53"><text:span text:style-name="Strong_20_Emphasis"><text:span text:style-name="T86"><text:tab/></text:span></text:span></text:p>
      <text:p text:style-name="P54"><text:span text:style-name="Strong_20_Emphasis"><text:span text:style-name="T143"/></text:span></text:p>
      <text:p text:style-name="P55"><text:span text:style-name="Strong_20_Emphasis"><text:span text:style-name="T130"/></text:span></text:p>
      <text:list xml:id="list181316315487190" text:continue-numbering="true" text:style-name="L1">
        <text:list-item>
          <text:p text:style-name="P102"><text:span text:style-name="Strong_20_Emphasis"><text:span text:style-name="T435">Gebruiker inrichten</text:span>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203546641648">
          <table:table-cell table:style-name="Tabel2.A1" office:value-type="string">
            <text:p text:style-name="P68"><text:span text:style-name="Strong_20_Emphasis"><text:span text:style-name="T119"><text:s/></text:span></text:span><text:span text:style-name="Strong_20_Emphasis"><text:span text:style-name="T168"><draw:control text:anchor-type="as-char" draw:z-index="19" draw:name="Vorm40_0" draw:style-name="gr1" draw:text-style-name="P105" svg:width="0.35cm" svg:height="0.35cm" draw:control="control20"/></text:span></text:span></text:p>
          </table:table-cell>
          <table:table-cell table:style-name="Tabel2.A1" office:value-type="string">
            <text:p text:style-name="P23"><text:span text:style-name="Strong_20_Emphasis"><text:span text:style-name="T86">Aanmelden als </text:span></text:span><text:span text:style-name="Definition"><text:span text:style-name="T440">gebruiker</text:span></text:span><text:span text:style-name="Strong_20_Emphasis"><text:span text:style-name="T160"><text:note text:id="ftn10" text:note-class="footnote"><text:note-citation>1</text:note-citation><text:note-body><text:p text:style-name="P84"><text:span text:style-name="User_20_Entry"><text:span text:style-name="T279">E</text:span></text:span><text:span text:style-name="User_20_Entry"><text:span text:style-name="T280">ventuele extra </text:span></text:span><text:span text:style-name="User_20_Entry"><text:span text:style-name="T281">gebruiker</text:span></text:span><text:span text:style-name="User_20_Entry"><text:span text:style-name="T280">s aanmelden en dezelfde stappen uitvoeren.</text:span></text:span></text:p></text:note-body></text:note></text:span></text:span><text:span text:style-name="Strong_20_Emphasis"><text:span text:style-name="T86">.</text:span></text:span></text:p>
          </table:table-cell>
        </table:table-row>
        <table:table-row table:style-name="TableLine94203546765888"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25"/>
          </table:table-cell>
        </table:table-row>
        <table:table-row table:style-name="TableLine94203546766288">
          <table:table-cell table:style-name="Tabel2.A1" office:value-type="string">
            <text:p text:style-name="P76"><text:span text:style-name="Strong_20_Emphasis"><text:span text:style-name="T119"><text:s/></text:span></text:span><text:span text:style-name="Strong_20_Emphasis"><text:span text:style-name="T168"><draw:control text:anchor-type="as-char" draw:z-index="21" draw:name="Vorm40_2" draw:style-name="gr1" draw:text-style-name="P105" svg:width="0.35cm" svg:height="0.35cm" draw:control="control22"/></text:span></text:span></text:p>
          </table:table-cell>
          <table:table-cell table:style-name="Tabel2.A1" office:value-type="string">
            <text:p text:style-name="P22"><text:span text:style-name="Strong_20_Emphasis"><text:span text:style-name="T161">R</text:span></text:span><text:span text:style-name="Strong_20_Emphasis"><text:span text:style-name="T162">icht </text:span></text:span><text:span text:style-name="Strong_20_Emphasis"><text:span text:style-name="T163">de </text:span></text:span><text:span text:style-name="Definition"><text:span text:style-name="T6">gebruiker</text:span></text:span><text:span text:style-name="Strong_20_Emphasis"><text:span text:style-name="T162"> </text:span></text:span><text:span text:style-name="Strong_20_Emphasis"><text:span text:style-name="T164">in </text:span></text:span><text:span text:style-name="Strong_20_Emphasis"><text:span text:style-name="T121">via </text:span></text:span><text:span text:style-name="Strong_20_Emphasis"><text:span text:style-name="T156">een</text:span></text:span><text:span text:style-name="Strong_20_Emphasis"><text:span text:style-name="T157"> druk</text:span></text:span><text:span text:style-name="Strong_20_Emphasis"><text:span text:style-name="T156"> op</text:span></text:span><text:span text:style-name="Strong_20_Emphasis"><text:span text:style-name="T152"> de </text:span></text:span><text:span text:style-name="Strong_20_Emphasis"><text:span text:style-name="T134">Super</text:span></text:span><text:span text:style-name="Strong_20_Emphasis"><text:span text:style-name="T152">-toets</text:span></text:span><text:span text:style-name="Strong_20_Emphasis"><text:span text:style-name="T51"><text:note text:id="ftn11" text:note-class="footnote"><text:note-citation>2</text:note-citation><text:note-body><text:p text:style-name="P81"><text:span text:style-name="T285">D</text:span>e <text:span text:style-name="T427">Super</text:span>-toets <text:span text:style-name="T285">is </text:span>de Windows<text:span text:style-name="T431">-</text:span><text:span text:style-name="T426">toets</text:span>, <text:span text:style-name="T431">C</text:span>ommand-<text:span text:style-name="T426">toets</text:span>, of <text:span text:style-name="T431">V</text:span>ergrootglas-toets.</text:p></text:note-body></text:note></text:span></text:span><text:span text:style-name="Strong_20_Emphasis"><text:span text:style-name="T131">, </text:span></text:span><text:span text:style-name="Strong_20_Emphasis"><text:span text:style-name="T144">t</text:span></text:span><text:span text:style-name="Strong_20_Emphasis"><text:span text:style-name="T136">yp </text:span></text:span><text:span text:style-name="Strong_20_Emphasis"><text:span text:style-name="T216">men</text:span></text:span><text:span text:style-name="Strong_20_Emphasis"><text:span text:style-name="T211">u</text:span></text:span><text:span text:style-name="Strong_20_Emphasis"><text:span text:style-name="T137"> </text:span></text:span><text:span text:style-name="Strong_20_Emphasis"><text:span text:style-name="T145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op het pictogram van </text:span></text:span><text:span text:style-name="Strong_20_Emphasis"><text:span text:style-name="T248">Installatiem</text:span></text:span><text:span text:style-name="Strong_20_Emphasis"><text:span text:style-name="T249">enu</text:span></text:span><text:span text:style-name="Strong_20_Emphasis"><text:span text:style-name="T137">.</text:span></text:span></text:p>
          </table:table-cell>
        </table:table-row>
        <table:table-row table:style-name="TableLine94203546766912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1"><text:span text:style-name="Strong_20_Emphasis"><text:span text:style-name="T158">K</text:span></text:span><text:span text:style-name="Strong_20_Emphasis"><text:span text:style-name="T141">ie</text:span></text:span><text:span text:style-name="Strong_20_Emphasis"><text:span text:style-name="T142">s </text:span></text:span><text:span text:style-name="Strong_20_Emphasis"><text:span text:style-name="T256">4 </text:span></text:span><text:span text:style-name="Strong_20_Emphasis"><text:span text:style-name="T217">Gebruiker inrichten</text:span></text:span><text:span text:style-name="Strong_20_Emphasis"><text:span text:style-name="T158"> </text:span></text:span><text:span text:style-name="Strong_20_Emphasis"><text:span text:style-name="T143">en </text:span></text:span><text:span text:style-name="Strong_20_Emphasis"><text:span text:style-name="T159">v</text:span></text:span><text:span text:style-name="Strong_20_Emphasis"><text:span text:style-name="T130">olg de aanwijzingen op het scherm</text:span></text:span><text:span text:style-name="Strong_20_Emphasis"><text:span text:style-name="T208">.</text:span></text:span></text:p>
          </table:table-cell>
        </table:table-row>
        <table:table-row table:style-name="TableLine94203546767536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1"/>
          </table:table-cell>
        </table:table-row>
        <table:table-row table:style-name="TableLine94203546768160">
          <table:table-cell table:style-name="Tabel2.A1" office:value-type="string">
            <text:p text:style-name="P43"><text:span text:style-name="Strong_20_Emphasis"><text:span text:style-name="T107"><text:s/></text:span></text:span><text:span text:style-name="Strong_20_Emphasis"><text:span text:style-name="T167"><draw:control text:anchor-type="as-char" draw:z-index="28" draw:name="Vorm40_ 1" draw:style-name="gr1" draw:text-style-name="P105" svg:width="0.35cm" svg:height="0.35cm" draw:control="control29"/></text:span></text:span></text:p>
          </table:table-cell>
          <table:table-cell table:style-name="Tabel2.A1" office:value-type="string">
            <text:p text:style-name="P92">Wijzig <text:span text:style-name="T466">de a</text:span>chtergrond<text:span text:style-name="T465"> </text:span><text:span text:style-name="T466">v</text:span><text:span text:style-name="T453">ia </text:span><text:span text:style-name="T454">een druk op </text:span><text:span text:style-name="T453">d</text:span><text:span text:style-name="T344">e </text:span><text:span text:style-name="T345">Super</text:span><text:span text:style-name="T344">-toets</text:span><text:span text:style-name="T362"><text:note-ref text:note-class="footnote" text:reference-format="text" text:ref-name="ftn11">2</text:note-ref></text:span><text:span text:style-name="T344">, </text:span><text:span text:style-name="T346">zoek </text:span><text:span text:style-name="T338">acht</text:span><text:span text:style-name="T346"> en klik achter </text:span><text:span text:style-name="T338">Instellingen</text:span><text:span text:style-name="T346"> op </text:span><text:span text:style-name="T338">Achtergrond</text:span><text:span text:style-name="T344">.</text:span></text:p>
            <text:p text:style-name="P96"><text:span text:style-name="T349">Klik op </text:span><text:span text:style-name="T340">Afbeelding toevoegen</text:span><text:span text:style-name="T349">.</text:span><text:span text:style-name="T344"><text:line-break/></text:span><text:span text:style-name="T347">Gebruik </text:span><text:span text:style-name="T348">de </text:span><text:span text:style-name="T349">locatie</text:span> in <text:span text:style-name="T463">Persoonlijke map</text:span><text:span text:style-name="T469"> /</text:span> <text:span text:style-name="T463">kz-</text:span><text:span text:style-name="T464">data</text:span><text:span text:style-name="T469"> / </text:span><text:span text:style-name="T455">A</text:span><text:span text:style-name="T462">chtergrond</text:span><text:span text:style-name="T468">.</text:span></text:p>
          </table:table-cell>
        </table:table-row>
        <table:table-row table:style-name="TableLine94203546768784">
          <table:table-cell table:style-name="Tabel2.A1" office:value-type="string">
            <text:p text:style-name="P43"><text:span text:style-name="Strong_20_Emphasis"><text:span text:style-name="T107"><text:s/></text:span></text:span><text:span text:style-name="Strong_20_Emphasis"><text:span text:style-name="T167"><draw:control text:anchor-type="as-char" draw:z-index="29" draw:name="Vorm40_ 2" draw:style-name="gr1" draw:text-style-name="P105" svg:width="0.35cm" svg:height="0.35cm" draw:control="control30"/></text:span></text:span></text:p>
          </table:table-cell>
          <table:table-cell table:style-name="Tabel2.A1" office:value-type="string">
            <text:p text:style-name="P95">Wijzig <text:span text:style-name="T467">de g</text:span>ebruikersfoto <text:span text:style-name="T466">v</text:span><text:span text:style-name="T453">ia </text:span><text:span text:style-name="T454">een druk op </text:span><text:span text:style-name="T453">d</text:span><text:span text:style-name="T344">e </text:span><text:span text:style-name="T345">Super</text:span><text:span text:style-name="T344">-toets</text:span><text:span text:style-name="T362"><text:note-ref text:note-class="footnote" text:reference-format="text" text:ref-name="ftn11">2</text:note-ref></text:span><text:span text:style-name="T344">, </text:span><text:span text:style-name="T346">zoek </text:span><text:span text:style-name="T339">gebr</text:span><text:span text:style-name="T346"> en klik achter </text:span><text:span text:style-name="T338">Instellingen</text:span><text:span text:style-name="T346"> op </text:span><text:span text:style-name="T339">Gebruikers</text:span><text:span text:style-name="T344">.</text:span></text:p>
            <text:p text:style-name="P93"><text:span text:style-name="T350">Klik op </text:span><text:span text:style-name="Strong_20_Emphasis"><text:span text:style-name="T304">Ontgrendelen</text:span></text:span><text:span text:style-name="T350">.</text:span></text:p>
            <text:p text:style-name="P93"><text:span text:style-name="T350">Klik op afbeelding voor </text:span><text:span text:style-name="Definition"><text:span text:style-name="T7">gebruiker</text:span></text:span><text:span text:style-name="T350">.</text:span></text:p>
            <text:p text:style-name="P94"><text:span text:style-name="T350">Klik op </text:span><text:span text:style-name="Strong_20_Emphasis"><text:span text:style-name="T304">Selecteer een bestand</text:span></text:span><text:span text:style-name="T350">.</text:span><text:span text:style-name="T344"><text:line-break/></text:span><text:span text:style-name="T351">Gebruik de foto </text:span><text:span text:style-name="T352">in</text:span><text:span text:style-name="T351"> </text:span><text:span text:style-name="T341">Persoonlijke map</text:span><text:span text:style-name="T351"> / </text:span><text:span text:style-name="T341">kz-</text:span><text:span text:style-name="T343">data</text:span><text:span text:style-name="T351"> / </text:span><text:span text:style-name="T336">Gebruikersfoto</text:span><text:span text:style-name="T320">.</text:span></text:p>
          </table:table-cell>
        </table:table-row>
        <table:table-row table:style-name="TableLine94203546769408">
          <table:table-cell table:style-name="Tabel2.A1" office:value-type="string">
            <text:p text:style-name="P45"><text:span text:style-name="Strong_20_Emphasis"><text:span text:style-name="T107"><text:s/></text:span></text:span><text:span text:style-name="Strong_20_Emphasis"><text:span text:style-name="T167"><draw:control text:anchor-type="as-char" draw:z-index="30" draw:name="Vorm36_ 3" draw:style-name="gr1" draw:text-style-name="P105" svg:width="0.35cm" svg:height="0.35cm" draw:control="control31"/></text:span></text:span></text:p>
          </table:table-cell>
          <table:table-cell table:style-name="Tabel2.A1" office:value-type="string">
            <text:p text:style-name="P97"><text:span text:style-name="T321">Controleer </text:span><text:span text:style-name="T322">de f</text:span><text:span text:style-name="T321">avorieten met </text:span><text:span text:style-name="T341">Persoonlijke map</text:span><text:span text:style-name="T320"> / </text:span><text:span text:style-name="T341">kz-</text:span><text:span text:style-name="T343">data</text:span><text:span text:style-name="T320"> / </text:span><text:span text:style-name="T342">Favorieten</text:span><text:span text:style-name="T320">.</text:span></text:p>
          </table:table-cell>
        </table:table-row>
        <table:table-row table:style-name="TableLine94203546770032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48"/>
          </table:table-cell>
        </table:table-row>
        <table:table-row table:style-name="TableLine94203546770656">
          <table:table-cell table:style-name="Tabel2.A1" office:value-type="string">
            <text:p text:style-name="P39"><text:span text:style-name="Strong_20_Emphasis"><text:span text:style-name="T107"><text:s/></text:span></text:span><text:span text:style-name="Strong_20_Emphasis"><text:span text:style-name="T167"><draw:control text:anchor-type="as-char" draw:z-index="22" draw:name="Vorm40_1" draw:style-name="gr1" draw:text-style-name="P105" svg:width="0.35cm" svg:height="0.35cm" draw:control="control23"/></text:span></text:span></text:p>
          </table:table-cell>
          <table:table-cell table:style-name="Tabel2.A1" office:value-type="string">
            <text:p text:style-name="P48">Afmelden.</text:p>
          </table:table-cell>
        </table:table-row>
      </table:table>
      <text:p text:style-name="P19"><text:span text:style-name="Strong_20_Emphasis"><text:span text:style-name="T165"/></text:span></text:p>
      <text:p text:style-name="P38"/>
      <text:p text:style-name="P44"><text:span text:style-name="T295">E</text:span><text:span text:style-name="T296">inde c</text:span><text:span text:style-name="T297">hecklist, </text:span><text:span text:style-name="T298">d</text:span><text:span text:style-name="T297">e installatie van </text:span><text:span text:style-name="T297"><text:reference-ref text:reference-format="text" text:ref-name="Distributie">Ubuntu</text:reference-ref></text:span><text:span text:style-name="T297"><text:s/></text:span><text:span text:style-name="T299"><text:reference-ref text:reference-format="text" text:ref-name="Versie">22.04</text:reference-ref></text:span><text:span text:style-name="Strong_20_Emphasis"><text:span text:style-name="T318"><text:s/></text:span></text:span><text:span text:style-name="Strong_20_Emphasis"><text:span text:style-name="T319">LTS</text:span></text:span><text:span text:style-name="T49"> </text:span><text:span text:style-name="T297"><text:reference-ref text:reference-format="text" text:ref-name="Editie">desktop</text:reference-ref></text:span><text:span text:style-name="T297"><text:s/>is voltooid.</text:span></text:p>
      <text:p text:style-name="P17"/>
      <text:p text:style-name="P5"><text:span text:style-name="T177">Geschreven</text:span><text:span text:style-name="T94"> door Karel Zimmer &lt;</text:span><text:a xlink:type="simple" xlink:href="mailto:info@karelzimmer.nl" text:style-name="Internet_20_link" text:visited-style-name="Visited_20_Internet_20_Link"><text:span text:style-name="T446">info@karelzimmer.nl</text:span></text:a><text:span text:style-name="T94">&gt;</text:span><text:span text:style-name="T9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6-13T18:13:15.170793822">13-06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subject>Installatie PC software</dc:subject>
    <meta:initial-creator>Karel Zimmer</meta:initial-creator>
    <meta:creation-date>1995-11-21T17:41:00</meta:creation-date>
    <dc:date>2022-06-13T18:13:14.976702758</dc:date>
    <meta:keyword>Installatie</meta:keyword>
    <meta:keyword>Checklist</meta:keyword>
    <meta:keyword>Linux</meta:keyword>
    <meta:editing-cycles>6418</meta:editing-cycles>
    <meta:editing-duration>P11DT7H20M51S</meta:editing-duration>
    <meta:print-date>2021-03-23T20:07:57.967210640</meta:print-date>
    <dc:creator>Karel Zimmer</dc:creator>
    <meta:document-statistic meta:table-count="4" meta:image-count="0" meta:object-count="0" meta:page-count="4" meta:paragraph-count="108" meta:word-count="942" meta:character-count="6459" meta:non-whitespace-character-count="5546"/>
    <meta:user-defined meta:name="Info 1"/>
    <meta:user-defined meta:name="Info 2"/>
    <meta:user-defined meta:name="Info 3"/>
    <meta:user-defined meta:name="Info 4"/>
  </office:meta>
</office:document-meta>
</file>